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itstream Vera Sans Mono" svg:font-family="'Bitstream Vera Sans Mono', 'DejaVu Sans Mono', Monaco, monospace"/>
    <style:font-face style:name="Lohit Hindi2" svg:font-family="'Lohit Hindi'"/>
    <style:font-face style:name="Arial" svg:font-family="Arial" style:font-family-generic="swiss"/>
    <style:font-face style:name="DejaVu Sans Mono" svg:font-family="'DejaVu Sans Mono'" style:font-family-generic="modern" style:font-pitch="fixed"/>
    <style:font-face style:name="Lohit Hindi1"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officeooo:paragraph-rsid="0008c2bc"/>
    </style:style>
    <style:style style:name="P2" style:family="paragraph" style:parent-style-name="Standard">
      <style:text-properties style:font-name="Arial" officeooo:paragraph-rsid="000a9442"/>
    </style:style>
    <style:style style:name="P3" style:family="paragraph" style:parent-style-name="Standard">
      <style:text-properties style:font-name="Arial" officeooo:paragraph-rsid="000e8c5b"/>
    </style:style>
    <style:style style:name="P4" style:family="paragraph" style:parent-style-name="Standard">
      <style:text-properties style:font-name="Arial" officeooo:paragraph-rsid="00117336"/>
    </style:style>
    <style:style style:name="P5" style:family="paragraph" style:parent-style-name="Standard">
      <style:text-properties style:font-name="Arial" officeooo:rsid="00074bee" officeooo:paragraph-rsid="00074bee"/>
    </style:style>
    <style:style style:name="P6" style:family="paragraph" style:parent-style-name="Standard">
      <style:text-properties style:font-name="Arial" officeooo:rsid="0008c2bc" officeooo:paragraph-rsid="0008c2bc"/>
    </style:style>
    <style:style style:name="P7" style:family="paragraph" style:parent-style-name="Standard">
      <style:text-properties style:font-name="Arial" officeooo:rsid="0008c2bc" officeooo:paragraph-rsid="005c2070"/>
    </style:style>
    <style:style style:name="P8" style:family="paragraph" style:parent-style-name="Standard">
      <style:text-properties style:font-name="Arial" officeooo:rsid="000c6700" officeooo:paragraph-rsid="000a9442"/>
    </style:style>
    <style:style style:name="P9" style:family="paragraph" style:parent-style-name="Standard">
      <style:text-properties style:font-name="Arial" officeooo:rsid="000e293c" officeooo:paragraph-rsid="000e293c"/>
    </style:style>
    <style:style style:name="P10" style:family="paragraph" style:parent-style-name="Standard">
      <style:text-properties style:font-name="Arial" officeooo:rsid="0010837b" officeooo:paragraph-rsid="000e8c5b"/>
    </style:style>
    <style:style style:name="P11" style:family="paragraph" style:parent-style-name="Standard">
      <style:text-properties style:font-name="Arial" officeooo:rsid="0010837b" officeooo:paragraph-rsid="0010837b"/>
    </style:style>
    <style:style style:name="P12" style:family="paragraph" style:parent-style-name="Standard">
      <style:text-properties style:font-name="Arial" officeooo:rsid="000e8c5b" officeooo:paragraph-rsid="000e8c5b"/>
    </style:style>
    <style:style style:name="P13" style:family="paragraph" style:parent-style-name="Standard">
      <style:text-properties style:font-name="Arial" officeooo:rsid="000a9442" officeooo:paragraph-rsid="000a9442"/>
    </style:style>
    <style:style style:name="P14" style:family="paragraph" style:parent-style-name="Standard">
      <style:text-properties style:font-name="Arial" officeooo:rsid="00117336" officeooo:paragraph-rsid="00117336"/>
    </style:style>
    <style:style style:name="P15" style:family="paragraph" style:parent-style-name="Standard">
      <style:text-properties style:font-name="Arial" officeooo:rsid="00117336" officeooo:paragraph-rsid="003e2e12"/>
    </style:style>
    <style:style style:name="P16" style:family="paragraph" style:parent-style-name="Standard">
      <style:text-properties style:font-name="Arial" officeooo:rsid="00117336" officeooo:paragraph-rsid="00463ac7"/>
    </style:style>
    <style:style style:name="P17" style:family="paragraph" style:parent-style-name="Standard">
      <style:text-properties style:font-name="Arial" officeooo:rsid="00117336" officeooo:paragraph-rsid="0047b4d9"/>
    </style:style>
    <style:style style:name="P18" style:family="paragraph" style:parent-style-name="Standard">
      <style:text-properties style:font-name="Arial" officeooo:rsid="00117336" officeooo:paragraph-rsid="0048d6ef"/>
    </style:style>
    <style:style style:name="P19" style:family="paragraph" style:parent-style-name="Standard">
      <style:text-properties style:font-name="Arial" officeooo:rsid="00117336" officeooo:paragraph-rsid="004af8ae"/>
    </style:style>
    <style:style style:name="P20" style:family="paragraph" style:parent-style-name="Standard">
      <style:text-properties style:font-name="Arial" officeooo:rsid="00117336" officeooo:paragraph-rsid="0059c3db"/>
    </style:style>
    <style:style style:name="P21" style:family="paragraph" style:parent-style-name="Standard">
      <style:text-properties style:font-name="Arial" officeooo:rsid="00117336" officeooo:paragraph-rsid="0059dcdb"/>
    </style:style>
    <style:style style:name="P22" style:family="paragraph" style:parent-style-name="Standard">
      <style:text-properties style:font-name="Arial" officeooo:rsid="00117336" officeooo:paragraph-rsid="005a9855"/>
    </style:style>
    <style:style style:name="P23" style:family="paragraph" style:parent-style-name="Standard">
      <style:text-properties style:font-name="Arial" officeooo:rsid="00117336" officeooo:paragraph-rsid="005d2dfc"/>
    </style:style>
    <style:style style:name="P24" style:family="paragraph" style:parent-style-name="Standard">
      <style:text-properties style:font-name="Arial" officeooo:rsid="00117336" officeooo:paragraph-rsid="00615417"/>
    </style:style>
    <style:style style:name="P25" style:family="paragraph" style:parent-style-name="Standard">
      <style:text-properties style:font-name="Arial" officeooo:rsid="00117336" officeooo:paragraph-rsid="00631aeb"/>
    </style:style>
    <style:style style:name="P26" style:family="paragraph" style:parent-style-name="Standard">
      <style:text-properties style:font-name="Arial" officeooo:rsid="00117336" officeooo:paragraph-rsid="0063cf63"/>
    </style:style>
    <style:style style:name="P27" style:family="paragraph" style:parent-style-name="Standard">
      <style:text-properties style:font-name="Arial" officeooo:rsid="00117336" officeooo:paragraph-rsid="00687f76"/>
    </style:style>
    <style:style style:name="P28" style:family="paragraph" style:parent-style-name="Standard">
      <style:text-properties style:font-name="Arial" officeooo:rsid="00117336" officeooo:paragraph-rsid="006b34c2"/>
    </style:style>
    <style:style style:name="P29" style:family="paragraph" style:parent-style-name="Standard">
      <style:text-properties style:font-name="Arial" officeooo:rsid="00117336" officeooo:paragraph-rsid="006c4d42"/>
    </style:style>
    <style:style style:name="P30" style:family="paragraph" style:parent-style-name="Standard">
      <style:text-properties style:font-name="Arial" officeooo:rsid="00117336" officeooo:paragraph-rsid="006df2fc"/>
    </style:style>
    <style:style style:name="P31" style:family="paragraph" style:parent-style-name="Standard">
      <style:text-properties style:font-name="Arial" officeooo:rsid="00117336" officeooo:paragraph-rsid="006fdd3b"/>
    </style:style>
    <style:style style:name="P32" style:family="paragraph" style:parent-style-name="Standard">
      <style:text-properties style:font-name="Arial" officeooo:rsid="00117336" officeooo:paragraph-rsid="0070ebee"/>
    </style:style>
    <style:style style:name="P33" style:family="paragraph" style:parent-style-name="Standard">
      <style:text-properties style:font-name="Arial" officeooo:rsid="00117336" officeooo:paragraph-rsid="0073c293"/>
    </style:style>
    <style:style style:name="P34" style:family="paragraph" style:parent-style-name="Standard">
      <style:text-properties style:font-name="Arial" officeooo:rsid="00117336" officeooo:paragraph-rsid="00758a2e"/>
    </style:style>
    <style:style style:name="P35" style:family="paragraph" style:parent-style-name="Standard">
      <style:text-properties style:font-name="Arial" officeooo:rsid="00117336" officeooo:paragraph-rsid="00763e03"/>
    </style:style>
    <style:style style:name="P36" style:family="paragraph" style:parent-style-name="Standard">
      <style:text-properties style:font-name="Arial" officeooo:rsid="00117336" officeooo:paragraph-rsid="00776a4b"/>
    </style:style>
    <style:style style:name="P37" style:family="paragraph" style:parent-style-name="Standard">
      <style:text-properties style:font-name="Arial" officeooo:rsid="00117336" officeooo:paragraph-rsid="007a6630"/>
    </style:style>
    <style:style style:name="P38" style:family="paragraph" style:parent-style-name="Standard">
      <style:text-properties style:font-name="Arial" officeooo:rsid="00117336" officeooo:paragraph-rsid="007aadd2"/>
    </style:style>
    <style:style style:name="P39" style:family="paragraph" style:parent-style-name="Standard">
      <style:text-properties style:font-name="Arial" officeooo:rsid="00117336" officeooo:paragraph-rsid="007d9d70"/>
    </style:style>
    <style:style style:name="P40" style:family="paragraph" style:parent-style-name="Standard">
      <style:text-properties style:font-name="Arial" officeooo:rsid="00117336" officeooo:paragraph-rsid="007f68e6"/>
    </style:style>
    <style:style style:name="P41" style:family="paragraph" style:parent-style-name="Standard">
      <style:text-properties style:font-name="Arial" officeooo:rsid="00117336" officeooo:paragraph-rsid="00826417"/>
    </style:style>
    <style:style style:name="P42" style:family="paragraph" style:parent-style-name="Standard">
      <style:text-properties style:font-name="Arial" officeooo:rsid="00117336" officeooo:paragraph-rsid="00836ace"/>
    </style:style>
    <style:style style:name="P43" style:family="paragraph" style:parent-style-name="Standard">
      <style:text-properties style:font-name="Arial" officeooo:rsid="00117336" officeooo:paragraph-rsid="00862725"/>
    </style:style>
    <style:style style:name="P44" style:family="paragraph" style:parent-style-name="Standard">
      <style:text-properties style:font-name="Arial" officeooo:rsid="00117336" officeooo:paragraph-rsid="00882036"/>
    </style:style>
    <style:style style:name="P45" style:family="paragraph" style:parent-style-name="Standard">
      <style:text-properties style:font-name="Arial" officeooo:rsid="00117336" officeooo:paragraph-rsid="0088dad8"/>
    </style:style>
    <style:style style:name="P46" style:family="paragraph" style:parent-style-name="Standard">
      <style:text-properties style:font-name="Arial" officeooo:rsid="00117336" officeooo:paragraph-rsid="008a233b"/>
    </style:style>
    <style:style style:name="P47" style:family="paragraph" style:parent-style-name="Standard">
      <style:text-properties style:font-name="Arial" officeooo:rsid="00117336" officeooo:paragraph-rsid="008e5990"/>
    </style:style>
    <style:style style:name="P48" style:family="paragraph" style:parent-style-name="Standard">
      <style:text-properties style:font-name="Arial" officeooo:rsid="00117336" officeooo:paragraph-rsid="009032a2"/>
    </style:style>
    <style:style style:name="P49" style:family="paragraph" style:parent-style-name="Standard">
      <style:text-properties style:font-name="Arial" officeooo:rsid="00117336" officeooo:paragraph-rsid="0090da00"/>
    </style:style>
    <style:style style:name="P50" style:family="paragraph" style:parent-style-name="Standard">
      <style:text-properties style:font-name="Arial" officeooo:rsid="00117336" officeooo:paragraph-rsid="00930e0e"/>
    </style:style>
    <style:style style:name="P51" style:family="paragraph" style:parent-style-name="Standard">
      <style:text-properties style:font-name="Arial" officeooo:rsid="00117336" officeooo:paragraph-rsid="009502e6"/>
    </style:style>
    <style:style style:name="P52" style:family="paragraph" style:parent-style-name="Standard">
      <style:text-properties style:font-name="Arial" officeooo:rsid="00117336" officeooo:paragraph-rsid="0095b301"/>
    </style:style>
    <style:style style:name="P53" style:family="paragraph" style:parent-style-name="Standard">
      <style:text-properties style:font-name="Arial" officeooo:rsid="00117336" officeooo:paragraph-rsid="0098a7f7"/>
    </style:style>
    <style:style style:name="P54" style:family="paragraph" style:parent-style-name="Standard">
      <style:text-properties style:font-name="Arial" officeooo:rsid="00117336" officeooo:paragraph-rsid="009be01d"/>
    </style:style>
    <style:style style:name="P55" style:family="paragraph" style:parent-style-name="Standard">
      <style:text-properties style:font-name="Arial" officeooo:rsid="00117336" officeooo:paragraph-rsid="009c7f5a"/>
    </style:style>
    <style:style style:name="P56" style:family="paragraph" style:parent-style-name="Standard">
      <style:text-properties style:font-name="Arial" officeooo:rsid="00117336" officeooo:paragraph-rsid="009da52f"/>
    </style:style>
    <style:style style:name="P57" style:family="paragraph" style:parent-style-name="Standard">
      <style:text-properties style:font-name="Arial" officeooo:rsid="00117336" officeooo:paragraph-rsid="00a0e06f"/>
    </style:style>
    <style:style style:name="P58" style:family="paragraph" style:parent-style-name="Standard">
      <style:text-properties style:font-name="Arial" officeooo:rsid="00117336" officeooo:paragraph-rsid="00a1cfb1"/>
    </style:style>
    <style:style style:name="P59" style:family="paragraph" style:parent-style-name="Standard">
      <style:text-properties style:font-name="Arial" officeooo:rsid="00117336" officeooo:paragraph-rsid="00a36758"/>
    </style:style>
    <style:style style:name="P60" style:family="paragraph" style:parent-style-name="Standard">
      <style:text-properties style:font-name="Arial" officeooo:rsid="00117336" officeooo:paragraph-rsid="00bb8ac2"/>
    </style:style>
    <style:style style:name="P61" style:family="paragraph" style:parent-style-name="Standard">
      <style:text-properties style:font-name="Arial" officeooo:rsid="00117336" officeooo:paragraph-rsid="012b9ff4"/>
    </style:style>
    <style:style style:name="P62" style:family="paragraph" style:parent-style-name="Standard">
      <style:text-properties style:font-name="Arial" officeooo:rsid="00146089" officeooo:paragraph-rsid="00146089"/>
    </style:style>
    <style:style style:name="P63" style:family="paragraph" style:parent-style-name="Standard">
      <style:text-properties style:font-name="Arial" officeooo:rsid="00146089" officeooo:paragraph-rsid="001b8a8c"/>
    </style:style>
    <style:style style:name="P64" style:family="paragraph" style:parent-style-name="Standard">
      <style:text-properties style:font-name="Arial" officeooo:rsid="00146089" officeooo:paragraph-rsid="001baa96"/>
    </style:style>
    <style:style style:name="P65" style:family="paragraph" style:parent-style-name="Standard">
      <style:text-properties style:font-name="Arial" officeooo:rsid="00146089" officeooo:paragraph-rsid="001d02bf"/>
    </style:style>
    <style:style style:name="P66" style:family="paragraph" style:parent-style-name="Standard">
      <style:text-properties style:font-name="Arial" officeooo:rsid="00146089" officeooo:paragraph-rsid="001edda2"/>
    </style:style>
    <style:style style:name="P67" style:family="paragraph" style:parent-style-name="Standard">
      <style:text-properties style:font-name="Arial" officeooo:rsid="00146089" officeooo:paragraph-rsid="0021267c"/>
    </style:style>
    <style:style style:name="P68" style:family="paragraph" style:parent-style-name="Standard">
      <style:text-properties style:font-name="Arial" officeooo:rsid="00146089" officeooo:paragraph-rsid="0021b04a"/>
    </style:style>
    <style:style style:name="P69" style:family="paragraph" style:parent-style-name="Standard">
      <style:text-properties style:font-name="Arial" officeooo:rsid="00146089" officeooo:paragraph-rsid="0022f371"/>
    </style:style>
    <style:style style:name="P70" style:family="paragraph" style:parent-style-name="Standard">
      <style:text-properties style:font-name="Arial" officeooo:rsid="00146089" officeooo:paragraph-rsid="0023c31c"/>
    </style:style>
    <style:style style:name="P71" style:family="paragraph" style:parent-style-name="Standard">
      <style:text-properties style:font-name="Arial" officeooo:rsid="00146089" officeooo:paragraph-rsid="002599df"/>
    </style:style>
    <style:style style:name="P72" style:family="paragraph" style:parent-style-name="Standard">
      <style:text-properties style:font-name="Arial" officeooo:rsid="00146089" officeooo:paragraph-rsid="0027e7b6"/>
    </style:style>
    <style:style style:name="P73" style:family="paragraph" style:parent-style-name="Standard">
      <style:text-properties style:font-name="Arial" officeooo:rsid="00146089" officeooo:paragraph-rsid="002809aa"/>
    </style:style>
    <style:style style:name="P74" style:family="paragraph" style:parent-style-name="Standard">
      <style:text-properties style:font-name="Arial" officeooo:rsid="00146089" officeooo:paragraph-rsid="002cd2dd"/>
    </style:style>
    <style:style style:name="P75" style:family="paragraph" style:parent-style-name="Standard">
      <style:text-properties style:font-name="Arial" officeooo:rsid="00146089" officeooo:paragraph-rsid="002ebc6f"/>
    </style:style>
    <style:style style:name="P76" style:family="paragraph" style:parent-style-name="Standard">
      <style:text-properties style:font-name="Arial" officeooo:rsid="00146089" officeooo:paragraph-rsid="0033fe6a"/>
    </style:style>
    <style:style style:name="P77" style:family="paragraph" style:parent-style-name="Standard">
      <style:text-properties style:font-name="Arial" officeooo:rsid="00146089" officeooo:paragraph-rsid="00357d01"/>
    </style:style>
    <style:style style:name="P78" style:family="paragraph" style:parent-style-name="Standard">
      <style:text-properties style:font-name="Arial" officeooo:rsid="00146089" officeooo:paragraph-rsid="0038f515"/>
    </style:style>
    <style:style style:name="P79" style:family="paragraph" style:parent-style-name="Standard">
      <style:text-properties style:font-name="Arial" officeooo:rsid="00146089" officeooo:paragraph-rsid="003b3197"/>
    </style:style>
    <style:style style:name="P80" style:family="paragraph" style:parent-style-name="Standard">
      <style:text-properties style:font-name="Arial" officeooo:rsid="00146089" officeooo:paragraph-rsid="004f44bd"/>
    </style:style>
    <style:style style:name="P81" style:family="paragraph" style:parent-style-name="Standard">
      <style:text-properties style:font-name="Arial" officeooo:rsid="00146089" officeooo:paragraph-rsid="004f59b7"/>
    </style:style>
    <style:style style:name="P82" style:family="paragraph" style:parent-style-name="Standard">
      <style:text-properties style:font-name="Arial" officeooo:rsid="00146089" officeooo:paragraph-rsid="005f1cae"/>
    </style:style>
    <style:style style:name="P83" style:family="paragraph" style:parent-style-name="Standard">
      <style:text-properties style:font-name="Arial" officeooo:rsid="00146089" officeooo:paragraph-rsid="0065c910"/>
    </style:style>
    <style:style style:name="P84" style:family="paragraph" style:parent-style-name="Standard">
      <style:text-properties style:font-name="Arial" officeooo:rsid="00146089" officeooo:paragraph-rsid="00919202"/>
    </style:style>
    <style:style style:name="P85" style:family="paragraph" style:parent-style-name="Standard">
      <style:text-properties style:font-name="Arial" officeooo:rsid="00146089" officeooo:paragraph-rsid="0093ac11"/>
    </style:style>
    <style:style style:name="P86" style:family="paragraph" style:parent-style-name="Standard">
      <style:text-properties style:font-name="Arial" officeooo:rsid="00146089" officeooo:paragraph-rsid="00ee1a4a"/>
    </style:style>
    <style:style style:name="P87" style:family="paragraph" style:parent-style-name="Standard">
      <style:text-properties style:font-name="Arial" officeooo:rsid="00146089" officeooo:paragraph-rsid="00f00ad9"/>
    </style:style>
    <style:style style:name="P88" style:family="paragraph" style:parent-style-name="Standard">
      <style:text-properties style:font-name="Arial" officeooo:rsid="00146089" officeooo:paragraph-rsid="00f2fe3d"/>
    </style:style>
    <style:style style:name="P89" style:family="paragraph" style:parent-style-name="Standard">
      <style:text-properties style:font-name="Arial" officeooo:rsid="0015d2cd" officeooo:paragraph-rsid="0015d2cd"/>
    </style:style>
    <style:style style:name="P90" style:family="paragraph" style:parent-style-name="Standard">
      <style:text-properties style:font-name="Arial" officeooo:rsid="0015d2cd" officeooo:paragraph-rsid="001633e8"/>
    </style:style>
    <style:style style:name="P91" style:family="paragraph" style:parent-style-name="Standard">
      <style:text-properties style:font-name="Arial" officeooo:rsid="0015d2cd" officeooo:paragraph-rsid="00164c11"/>
    </style:style>
    <style:style style:name="P92" style:family="paragraph" style:parent-style-name="Standard">
      <style:text-properties style:font-name="Arial" officeooo:rsid="0015d2cd" officeooo:paragraph-rsid="0017e152"/>
    </style:style>
    <style:style style:name="P93" style:family="paragraph" style:parent-style-name="Standard">
      <style:text-properties style:font-name="Arial" officeooo:rsid="0015d2cd" officeooo:paragraph-rsid="00191dd1"/>
    </style:style>
    <style:style style:name="P94" style:family="paragraph" style:parent-style-name="Standard">
      <style:text-properties style:font-name="Arial" officeooo:rsid="0015d2cd" officeooo:paragraph-rsid="001a05ec"/>
    </style:style>
    <style:style style:name="P95" style:family="paragraph" style:parent-style-name="Standard">
      <style:text-properties style:font-name="Arial" officeooo:rsid="0015d2cd" officeooo:paragraph-rsid="008cd291"/>
    </style:style>
    <style:style style:name="P96" style:family="paragraph" style:parent-style-name="Standard">
      <style:text-properties style:font-name="Arial" officeooo:rsid="0015d2cd" officeooo:paragraph-rsid="00f9af82"/>
    </style:style>
    <style:style style:name="P97" style:family="paragraph" style:parent-style-name="Standard">
      <style:text-properties style:font-name="Arial" officeooo:paragraph-rsid="0012d12e"/>
    </style:style>
    <style:style style:name="P98" style:family="paragraph" style:parent-style-name="Standard">
      <style:text-properties style:font-name="Arial" officeooo:paragraph-rsid="0078ba9e"/>
    </style:style>
    <style:style style:name="P99" style:family="paragraph" style:parent-style-name="Standard">
      <style:text-properties style:font-name="Arial" officeooo:paragraph-rsid="009a2ffa"/>
    </style:style>
    <style:style style:name="P100" style:family="paragraph" style:parent-style-name="Standard">
      <style:text-properties style:font-name="Arial" officeooo:paragraph-rsid="00a6f268"/>
    </style:style>
    <style:style style:name="P101" style:family="paragraph" style:parent-style-name="Standard">
      <style:text-properties style:font-name="Arial" officeooo:paragraph-rsid="00a85f97"/>
    </style:style>
    <style:style style:name="P102" style:family="paragraph" style:parent-style-name="Standard">
      <style:text-properties style:font-name="Arial" fo:font-weight="bold" officeooo:rsid="0008c2bc" officeooo:paragraph-rsid="0008c2bc" style:font-weight-asian="bold" style:font-weight-complex="bold"/>
    </style:style>
    <style:style style:name="P103" style:family="paragraph" style:parent-style-name="Standard">
      <style:text-properties style:font-name="Arial" fo:font-weight="bold" officeooo:rsid="0015d2cd" officeooo:paragraph-rsid="0015d2cd" style:font-weight-asian="bold" style:font-weight-complex="bold"/>
    </style:style>
    <style:style style:name="P104" style:family="paragraph" style:parent-style-name="Standard">
      <style:text-properties style:font-name="Arial" fo:font-weight="bold" officeooo:rsid="00146089" officeooo:paragraph-rsid="0023c31c" style:font-weight-asian="bold" style:font-weight-complex="bold"/>
    </style:style>
    <style:style style:name="P105" style:family="paragraph" style:parent-style-name="Standard">
      <style:text-properties style:font-name="Arial" fo:font-weight="bold" officeooo:rsid="00117336" officeooo:paragraph-rsid="00463ac7" style:font-weight-asian="bold" style:font-weight-complex="bold"/>
    </style:style>
    <style:style style:name="P106" style:family="paragraph" style:parent-style-name="Standard">
      <style:text-properties style:font-name="Arial" fo:font-weight="bold" officeooo:rsid="00117336" officeooo:paragraph-rsid="0059c3db" style:font-weight-asian="bold" style:font-weight-complex="bold"/>
    </style:style>
    <style:style style:name="P107" style:family="paragraph" style:parent-style-name="Standard">
      <style:text-properties style:font-name="Arial" fo:font-weight="bold" officeooo:rsid="00117336" officeooo:paragraph-rsid="0063cf63" style:font-weight-asian="bold" style:font-weight-complex="bold"/>
    </style:style>
    <style:style style:name="P108" style:family="paragraph" style:parent-style-name="Standard">
      <style:text-properties style:font-name="Arial" fo:font-weight="bold" officeooo:rsid="00117336" officeooo:paragraph-rsid="006df2fc" style:font-weight-asian="bold" style:font-weight-complex="bold"/>
    </style:style>
    <style:style style:name="P109" style:family="paragraph" style:parent-style-name="Standard">
      <style:text-properties style:font-name="Arial" fo:font-weight="bold" officeooo:rsid="00117336" officeooo:paragraph-rsid="00862725" style:font-weight-asian="bold" style:font-weight-complex="bold"/>
    </style:style>
    <style:style style:name="P110" style:family="paragraph" style:parent-style-name="Standard">
      <style:text-properties style:font-name="Arial" fo:font-weight="bold" officeooo:rsid="00117336" officeooo:paragraph-rsid="0098a7f7" style:font-weight-asian="bold" style:font-weight-complex="bold"/>
    </style:style>
    <style:style style:name="P111" style:family="paragraph" style:parent-style-name="Standard">
      <style:text-properties style:font-name="Arial" fo:font-weight="bold" officeooo:rsid="00117336" officeooo:paragraph-rsid="009c7f5a" style:font-weight-asian="bold" style:font-weight-complex="bold"/>
    </style:style>
    <style:style style:name="P112" style:family="paragraph" style:parent-style-name="Standard">
      <style:text-properties style:font-name="Arial" fo:font-weight="bold" officeooo:rsid="00117336" officeooo:paragraph-rsid="012f5a27" style:font-weight-asian="bold" style:font-weight-complex="bold"/>
    </style:style>
    <style:style style:name="P113" style:family="paragraph" style:parent-style-name="Standard">
      <style:text-properties style:font-name="Arial" officeooo:paragraph-rsid="00ae2143"/>
    </style:style>
    <style:style style:name="P114" style:family="paragraph" style:parent-style-name="Standard">
      <style:text-properties style:font-name="Arial" officeooo:paragraph-rsid="00b01c4d"/>
    </style:style>
    <style:style style:name="P115" style:family="paragraph" style:parent-style-name="Standard">
      <style:text-properties style:font-name="Arial" officeooo:paragraph-rsid="000e8c5b"/>
    </style:style>
    <style:style style:name="P116" style:family="paragraph" style:parent-style-name="Standard">
      <style:text-properties style:font-name="Arial" officeooo:paragraph-rsid="00b32c73"/>
    </style:style>
    <style:style style:name="T1" style:family="text">
      <style:text-properties officeooo:rsid="0008c2bc"/>
    </style:style>
    <style:style style:name="T2" style:family="text">
      <style:text-properties officeooo:rsid="000a9442"/>
    </style:style>
    <style:style style:name="T3" style:family="text">
      <style:text-properties officeooo:rsid="000c6700"/>
    </style:style>
    <style:style style:name="T4" style:family="text">
      <style:text-properties officeooo:rsid="000e8c5b"/>
    </style:style>
    <style:style style:name="T5" style:family="text">
      <style:text-properties fo:font-variant="normal" fo:text-transform="none" fo:color="#222222" fo:font-size="12pt" fo:letter-spacing="normal" fo:font-style="normal" fo:font-weight="normal" officeooo:rsid="000e8c5b"/>
    </style:style>
    <style:style style:name="T6" style:family="text">
      <style:text-properties fo:font-variant="normal" fo:text-transform="none" fo:color="#222222" fo:font-size="12pt" fo:letter-spacing="normal" fo:font-style="normal" fo:font-weight="normal" officeooo:rsid="00b783c0"/>
    </style:style>
    <style:style style:name="T7" style:family="text">
      <style:text-properties fo:font-variant="normal" fo:text-transform="none" fo:color="#222222" fo:font-size="12pt" fo:letter-spacing="normal" fo:font-style="normal" fo:font-weight="bold" officeooo:rsid="000e8c5b" style:font-weight-asian="bold" style:font-weight-complex="bold"/>
    </style:style>
    <style:style style:name="T8" style:family="text">
      <style:text-properties officeooo:rsid="0010837b"/>
    </style:style>
    <style:style style:name="T9" style:family="text">
      <style:text-properties officeooo:rsid="00117336"/>
    </style:style>
    <style:style style:name="T10" style:family="text">
      <style:text-properties officeooo:rsid="00123a2d"/>
    </style:style>
    <style:style style:name="T11" style:family="text">
      <style:text-properties officeooo:rsid="0012d12e"/>
    </style:style>
    <style:style style:name="T12" style:family="text">
      <style:text-properties officeooo:rsid="0012d8d0"/>
    </style:style>
    <style:style style:name="T13" style:family="text">
      <style:text-properties officeooo:rsid="00158030"/>
    </style:style>
    <style:style style:name="T14" style:family="text">
      <style:text-properties officeooo:rsid="001633e8"/>
    </style:style>
    <style:style style:name="T15" style:family="text">
      <style:text-properties officeooo:rsid="00164c11"/>
    </style:style>
    <style:style style:name="T16" style:family="text">
      <style:text-properties officeooo:rsid="0017e152"/>
    </style:style>
    <style:style style:name="T17" style:family="text">
      <style:text-properties officeooo:rsid="00191dd1"/>
    </style:style>
    <style:style style:name="T18" style:family="text">
      <style:text-properties officeooo:rsid="001a05ec"/>
    </style:style>
    <style:style style:name="T19" style:family="text">
      <style:text-properties officeooo:rsid="001b7fa3"/>
    </style:style>
    <style:style style:name="T20" style:family="text">
      <style:text-properties officeooo:rsid="001b8a8c"/>
    </style:style>
    <style:style style:name="T21" style:family="text">
      <style:text-properties officeooo:rsid="001baa96"/>
    </style:style>
    <style:style style:name="T22" style:family="text">
      <style:text-properties officeooo:rsid="001d02bf"/>
    </style:style>
    <style:style style:name="T23" style:family="text">
      <style:text-properties officeooo:rsid="001edda2"/>
    </style:style>
    <style:style style:name="T24" style:family="text">
      <style:text-properties officeooo:rsid="0021267c"/>
    </style:style>
    <style:style style:name="T25" style:family="text">
      <style:text-properties officeooo:rsid="0021b04a"/>
    </style:style>
    <style:style style:name="T26" style:family="text">
      <style:text-properties officeooo:rsid="0022f371"/>
    </style:style>
    <style:style style:name="T27" style:family="text">
      <style:text-properties officeooo:rsid="0023c31c"/>
    </style:style>
    <style:style style:name="T28" style:family="text">
      <style:text-properties officeooo:rsid="002599df"/>
    </style:style>
    <style:style style:name="T29" style:family="text">
      <style:text-properties officeooo:rsid="0027e7b6"/>
    </style:style>
    <style:style style:name="T30" style:family="text">
      <style:text-properties officeooo:rsid="002809aa"/>
    </style:style>
    <style:style style:name="T31" style:family="text">
      <style:text-properties officeooo:rsid="0029d56d"/>
    </style:style>
    <style:style style:name="T32" style:family="text">
      <style:text-properties officeooo:rsid="002cd2dd"/>
    </style:style>
    <style:style style:name="T33" style:family="text">
      <style:text-properties officeooo:rsid="002ebc6f"/>
    </style:style>
    <style:style style:name="T34" style:family="text">
      <style:text-properties officeooo:rsid="003211b7"/>
    </style:style>
    <style:style style:name="T35" style:family="text">
      <style:text-properties officeooo:rsid="00357d01"/>
    </style:style>
    <style:style style:name="T36" style:family="text">
      <style:text-properties officeooo:rsid="00362539"/>
    </style:style>
    <style:style style:name="T37" style:family="text">
      <style:text-properties officeooo:rsid="00379cbf"/>
    </style:style>
    <style:style style:name="T38" style:family="text">
      <style:text-properties officeooo:rsid="00389cee"/>
    </style:style>
    <style:style style:name="T39" style:family="text">
      <style:text-properties officeooo:rsid="0038f515"/>
    </style:style>
    <style:style style:name="T40" style:family="text">
      <style:text-properties officeooo:rsid="003b3197"/>
    </style:style>
    <style:style style:name="T41" style:family="text">
      <style:text-properties officeooo:rsid="003ca853"/>
    </style:style>
    <style:style style:name="T42" style:family="text">
      <style:text-properties officeooo:rsid="003e2e12"/>
    </style:style>
    <style:style style:name="T43" style:family="text">
      <style:text-properties officeooo:rsid="00413393"/>
    </style:style>
    <style:style style:name="T44" style:family="text">
      <style:text-properties officeooo:rsid="00463ac7"/>
    </style:style>
    <style:style style:name="T45" style:family="text">
      <style:text-properties officeooo:rsid="0047b4d9"/>
    </style:style>
    <style:style style:name="T46" style:family="text">
      <style:text-properties officeooo:rsid="0048d6ef"/>
    </style:style>
    <style:style style:name="T47" style:family="text">
      <style:text-properties officeooo:rsid="004a2f0a"/>
    </style:style>
    <style:style style:name="T48" style:family="text">
      <style:text-properties officeooo:rsid="004a7680"/>
    </style:style>
    <style:style style:name="T49" style:family="text">
      <style:text-properties officeooo:rsid="004af8ae"/>
    </style:style>
    <style:style style:name="T50" style:family="text">
      <style:text-properties officeooo:rsid="004bee55"/>
    </style:style>
    <style:style style:name="T51" style:family="text">
      <style:text-properties officeooo:rsid="004f44bd"/>
    </style:style>
    <style:style style:name="T52" style:family="text">
      <style:text-properties officeooo:rsid="004f59b7"/>
    </style:style>
    <style:style style:name="T53" style:family="text">
      <style:text-properties officeooo:rsid="00511883"/>
    </style:style>
    <style:style style:name="T54" style:family="text">
      <style:text-properties officeooo:rsid="0051e6fd"/>
    </style:style>
    <style:style style:name="T55" style:family="text">
      <style:text-properties officeooo:rsid="0059c3db"/>
    </style:style>
    <style:style style:name="T56" style:family="text">
      <style:text-properties officeooo:rsid="0059dcdb"/>
    </style:style>
    <style:style style:name="T57" style:family="text">
      <style:text-properties officeooo:rsid="005a9855"/>
    </style:style>
    <style:style style:name="T58" style:family="text">
      <style:text-properties officeooo:rsid="005c2070"/>
    </style:style>
    <style:style style:name="T59" style:family="text">
      <style:text-properties officeooo:rsid="005d2dfc"/>
    </style:style>
    <style:style style:name="T60" style:family="text">
      <style:text-properties officeooo:rsid="005f1cae"/>
    </style:style>
    <style:style style:name="T61" style:family="text">
      <style:text-properties officeooo:rsid="00615417"/>
    </style:style>
    <style:style style:name="T62" style:family="text">
      <style:text-properties officeooo:rsid="00631aeb"/>
    </style:style>
    <style:style style:name="T63" style:family="text">
      <style:text-properties officeooo:rsid="0063cf63"/>
    </style:style>
    <style:style style:name="T64" style:family="text">
      <style:text-properties officeooo:rsid="0065c910"/>
    </style:style>
    <style:style style:name="T65" style:family="text">
      <style:text-properties officeooo:rsid="0067fe1e"/>
    </style:style>
    <style:style style:name="T66" style:family="text">
      <style:text-properties officeooo:rsid="00687f76"/>
    </style:style>
    <style:style style:name="T67" style:family="text">
      <style:text-properties officeooo:rsid="0068d362"/>
    </style:style>
    <style:style style:name="T68" style:family="text">
      <style:text-properties officeooo:rsid="006b34c2"/>
    </style:style>
    <style:style style:name="T69" style:family="text">
      <style:text-properties officeooo:rsid="006c4d42"/>
    </style:style>
    <style:style style:name="T70" style:family="text">
      <style:text-properties officeooo:rsid="006df2fc"/>
    </style:style>
    <style:style style:name="T71" style:family="text">
      <style:text-properties officeooo:rsid="006fdd3b"/>
    </style:style>
    <style:style style:name="T72" style:family="text">
      <style:text-properties officeooo:rsid="0070ebee"/>
    </style:style>
    <style:style style:name="T73" style:family="text">
      <style:text-properties officeooo:rsid="0073c293"/>
    </style:style>
    <style:style style:name="T74" style:family="text">
      <style:text-properties officeooo:rsid="00758a2e"/>
    </style:style>
    <style:style style:name="T75" style:family="text">
      <style:text-properties officeooo:rsid="00776a4b"/>
    </style:style>
    <style:style style:name="T76" style:family="text">
      <style:text-properties officeooo:rsid="0078ba9e"/>
    </style:style>
    <style:style style:name="T77" style:family="text">
      <style:text-properties officeooo:rsid="007a6630"/>
    </style:style>
    <style:style style:name="T78" style:family="text">
      <style:text-properties officeooo:rsid="007aadd2"/>
    </style:style>
    <style:style style:name="T79" style:family="text">
      <style:text-properties officeooo:rsid="007c51f2"/>
    </style:style>
    <style:style style:name="T80" style:family="text">
      <style:text-properties officeooo:rsid="007d9d70"/>
    </style:style>
    <style:style style:name="T81" style:family="text">
      <style:text-properties officeooo:rsid="007f68e6"/>
    </style:style>
    <style:style style:name="T82" style:family="text">
      <style:text-properties officeooo:rsid="00810f7f"/>
    </style:style>
    <style:style style:name="T83" style:family="text">
      <style:text-properties officeooo:rsid="00826417"/>
    </style:style>
    <style:style style:name="T84" style:family="text">
      <style:text-properties officeooo:rsid="00836ace"/>
    </style:style>
    <style:style style:name="T85" style:family="text">
      <style:text-properties officeooo:rsid="00862725"/>
    </style:style>
    <style:style style:name="T86" style:family="text">
      <style:text-properties officeooo:rsid="00882036"/>
    </style:style>
    <style:style style:name="T87" style:family="text">
      <style:text-properties officeooo:rsid="0088dad8"/>
    </style:style>
    <style:style style:name="T88" style:family="text">
      <style:text-properties officeooo:rsid="008a2312"/>
    </style:style>
    <style:style style:name="T89" style:family="text">
      <style:text-properties officeooo:rsid="008a233b"/>
    </style:style>
    <style:style style:name="T90" style:family="text">
      <style:text-properties officeooo:rsid="008bfdeb"/>
    </style:style>
    <style:style style:name="T91" style:family="text">
      <style:text-properties officeooo:rsid="008cd291"/>
    </style:style>
    <style:style style:name="T92" style:family="text">
      <style:text-properties officeooo:rsid="008e5990"/>
    </style:style>
    <style:style style:name="T93" style:family="text">
      <style:text-properties officeooo:rsid="009032a2"/>
    </style:style>
    <style:style style:name="T94" style:family="text">
      <style:text-properties officeooo:rsid="0090da00"/>
    </style:style>
    <style:style style:name="T95" style:family="text">
      <style:text-properties officeooo:rsid="00919202"/>
    </style:style>
    <style:style style:name="T96" style:family="text">
      <style:text-properties officeooo:rsid="00930e0e"/>
    </style:style>
    <style:style style:name="T97" style:family="text">
      <style:text-properties officeooo:rsid="0093ac11"/>
    </style:style>
    <style:style style:name="T98" style:family="text">
      <style:text-properties officeooo:rsid="009502e6"/>
    </style:style>
    <style:style style:name="T99" style:family="text">
      <style:text-properties officeooo:rsid="0095b301"/>
    </style:style>
    <style:style style:name="T100" style:family="text">
      <style:text-properties officeooo:rsid="0098a7f7"/>
    </style:style>
    <style:style style:name="T101" style:family="text">
      <style:text-properties officeooo:rsid="009a2ffa"/>
    </style:style>
    <style:style style:name="T102" style:family="text">
      <style:text-properties officeooo:rsid="009be01d"/>
    </style:style>
    <style:style style:name="T103" style:family="text">
      <style:text-properties officeooo:rsid="009c7f5a"/>
    </style:style>
    <style:style style:name="T104" style:family="text">
      <style:text-properties officeooo:rsid="009da52f"/>
    </style:style>
    <style:style style:name="T105" style:family="text">
      <style:text-properties officeooo:rsid="009f57f7"/>
    </style:style>
    <style:style style:name="T106" style:family="text">
      <style:text-properties officeooo:rsid="00a014b3"/>
    </style:style>
    <style:style style:name="T107" style:family="text">
      <style:text-properties officeooo:rsid="00a0e06f"/>
    </style:style>
    <style:style style:name="T108" style:family="text">
      <style:text-properties officeooo:rsid="00a1cfb1"/>
    </style:style>
    <style:style style:name="T109" style:family="text">
      <style:text-properties officeooo:rsid="00a36758"/>
    </style:style>
    <style:style style:name="T110" style:family="text">
      <style:text-properties officeooo:rsid="00a4dc81"/>
    </style:style>
    <style:style style:name="T111" style:family="text">
      <style:text-properties officeooo:rsid="00a55f0d"/>
    </style:style>
    <style:style style:name="T112" style:family="text">
      <style:text-properties officeooo:rsid="00a6f268"/>
    </style:style>
    <style:style style:name="T113" style:family="text">
      <style:text-properties officeooo:rsid="00a81d10"/>
    </style:style>
    <style:style style:name="T114" style:family="text">
      <style:text-properties officeooo:rsid="00a85f97"/>
    </style:style>
    <style:style style:name="T115" style:family="text">
      <style:text-properties officeooo:rsid="00a88e21"/>
    </style:style>
    <style:style style:name="T116" style:family="text">
      <style:text-properties officeooo:rsid="00aa1997"/>
    </style:style>
    <style:style style:name="T117" style:family="text">
      <style:text-properties fo:font-weight="bold" officeooo:rsid="00164c11" style:font-weight-asian="bold" style:font-weight-complex="bold"/>
    </style:style>
    <style:style style:name="T118" style:family="text">
      <style:text-properties fo:font-weight="bold" officeooo:rsid="001b8a8c" style:font-weight-asian="bold" style:font-weight-complex="bold"/>
    </style:style>
    <style:style style:name="T119" style:family="text">
      <style:text-properties fo:font-weight="bold" officeooo:rsid="00389cee" style:font-weight-asian="bold" style:font-weight-complex="bold"/>
    </style:style>
    <style:style style:name="T120" style:family="text">
      <style:text-properties fo:font-weight="bold" officeooo:rsid="00f48c8c" style:font-weight-asian="bold" style:font-weight-complex="bold"/>
    </style:style>
    <style:style style:name="T121" style:family="text">
      <style:text-properties fo:font-weight="bold" officeooo:rsid="006c4d42" style:font-weight-asian="bold" style:font-weight-complex="bold"/>
    </style:style>
    <style:style style:name="T122" style:family="text">
      <style:text-properties fo:font-weight="bold" officeooo:rsid="00826417" style:font-weight-asian="bold" style:font-weight-complex="bold"/>
    </style:style>
    <style:style style:name="T123" style:family="text">
      <style:text-properties fo:font-weight="bold" officeooo:rsid="00a1cfb1" style:font-weight-asian="bold" style:font-weight-complex="bold"/>
    </style:style>
    <style:style style:name="T124" style:family="text">
      <style:text-properties fo:font-weight="bold" officeooo:rsid="0128db83" style:font-weight-asian="bold" style:font-weight-complex="bold"/>
    </style:style>
    <style:style style:name="T125" style:family="text">
      <style:text-properties fo:font-weight="bold" officeooo:rsid="012b9ff4" style:font-weight-asian="bold" style:font-weight-complex="bold"/>
    </style:style>
    <style:style style:name="T126" style:family="text">
      <style:text-properties officeooo:rsid="00ae2143"/>
    </style:style>
    <style:style style:name="T127" style:family="text">
      <style:text-properties officeooo:rsid="00b01c4d"/>
    </style:style>
    <style:style style:name="T128" style:family="text">
      <style:text-properties fo:font-weight="normal" officeooo:rsid="000a9442" style:font-weight-asian="normal" style:font-weight-complex="normal"/>
    </style:style>
    <style:style style:name="T129" style:family="text">
      <style:text-properties fo:font-weight="normal" officeooo:rsid="00aa5bfa" style:font-weight-asian="normal" style:font-weight-complex="normal"/>
    </style:style>
    <style:style style:name="T130" style:family="text">
      <style:text-properties fo:font-weight="normal" officeooo:rsid="00ac2978" style:font-weight-asian="normal" style:font-weight-complex="normal"/>
    </style:style>
    <style:style style:name="T131" style:family="text">
      <style:text-properties fo:font-weight="normal" officeooo:rsid="00f48c8c" style:font-weight-asian="normal" style:font-weight-complex="normal"/>
    </style:style>
    <style:style style:name="T132" style:family="text">
      <style:text-properties fo:font-weight="normal" officeooo:rsid="012b9ff4" style:font-weight-asian="normal" style:font-weight-complex="normal"/>
    </style:style>
    <style:style style:name="T133" style:family="text">
      <style:text-properties fo:font-weight="normal" officeooo:rsid="012d040f" style:font-weight-asian="normal" style:font-weight-complex="normal"/>
    </style:style>
    <style:style style:name="T134" style:family="text">
      <style:text-properties fo:font-weight="normal" officeooo:rsid="012e6da5" style:font-weight-asian="normal" style:font-weight-complex="normal"/>
    </style:style>
    <style:style style:name="T135" style:family="text">
      <style:text-properties officeooo:rsid="00b32c73"/>
    </style:style>
    <style:style style:name="T136" style:family="text">
      <style:text-properties officeooo:rsid="00b5248d"/>
    </style:style>
    <style:style style:name="T137" style:family="text">
      <style:text-properties fo:font-style="italic" style:font-style-asian="italic" style:font-style-complex="italic"/>
    </style:style>
    <style:style style:name="T138" style:family="text">
      <style:text-properties fo:font-style="italic" officeooo:rsid="00117336" style:font-style-asian="italic" style:font-style-complex="italic"/>
    </style:style>
    <style:style style:name="T139" style:family="text">
      <style:text-properties fo:font-style="italic" officeooo:rsid="000c6700" style:font-style-asian="italic" style:font-style-complex="italic"/>
    </style:style>
    <style:style style:name="T140" style:family="text">
      <style:text-properties fo:font-style="italic" officeooo:rsid="0008c2bc" style:font-style-asian="italic" style:font-style-complex="italic"/>
    </style:style>
    <style:style style:name="T141" style:family="text">
      <style:text-properties fo:font-style="italic" officeooo:rsid="000e8c5b" style:font-style-asian="italic" style:font-style-complex="italic"/>
    </style:style>
    <style:style style:name="T142" style:family="text">
      <style:text-properties fo:font-style="italic" officeooo:rsid="0010837b" style:font-style-asian="italic" style:font-style-complex="italic"/>
    </style:style>
    <style:style style:name="T143" style:family="text">
      <style:text-properties fo:font-style="italic" officeooo:rsid="00b5248d" style:font-style-asian="italic" style:font-style-complex="italic"/>
    </style:style>
    <style:style style:name="T144" style:family="text">
      <style:text-properties fo:font-style="italic" officeooo:rsid="00c61c28" style:font-style-asian="italic" style:font-style-complex="italic"/>
    </style:style>
    <style:style style:name="T145" style:family="text">
      <style:text-properties fo:font-style="italic" officeooo:rsid="0012d8d0" style:font-style-asian="italic" style:font-style-complex="italic"/>
    </style:style>
    <style:style style:name="T146" style:family="text">
      <style:text-properties fo:font-style="italic" officeooo:rsid="001633e8" style:font-style-asian="italic" style:font-style-complex="italic"/>
    </style:style>
    <style:style style:name="T147" style:family="text">
      <style:text-properties fo:font-style="italic" officeooo:rsid="00164c11" style:font-style-asian="italic" style:font-style-complex="italic"/>
    </style:style>
    <style:style style:name="T148" style:family="text">
      <style:text-properties fo:font-style="italic" officeooo:rsid="001b7fa3" style:font-style-asian="italic" style:font-style-complex="italic"/>
    </style:style>
    <style:style style:name="T149" style:family="text">
      <style:text-properties fo:font-style="italic" officeooo:rsid="001a05ec" style:font-style-asian="italic" style:font-style-complex="italic"/>
    </style:style>
    <style:style style:name="T150" style:family="text">
      <style:text-properties fo:font-style="italic" officeooo:rsid="001baa96" style:font-style-asian="italic" style:font-style-complex="italic"/>
    </style:style>
    <style:style style:name="T151" style:family="text">
      <style:text-properties fo:font-style="italic" officeooo:rsid="001d02bf" style:font-style-asian="italic" style:font-style-complex="italic"/>
    </style:style>
    <style:style style:name="T152" style:family="text">
      <style:text-properties fo:font-style="italic" officeooo:rsid="001edda2" style:font-style-asian="italic" style:font-style-complex="italic"/>
    </style:style>
    <style:style style:name="T153" style:family="text">
      <style:text-properties fo:font-style="italic" officeooo:rsid="0021267c" style:font-style-asian="italic" style:font-style-complex="italic"/>
    </style:style>
    <style:style style:name="T154" style:family="text">
      <style:text-properties fo:font-style="italic" officeooo:rsid="002599df" style:font-style-asian="italic" style:font-style-complex="italic"/>
    </style:style>
    <style:style style:name="T155" style:family="text">
      <style:text-properties fo:font-style="italic" officeooo:rsid="0027e7b6" style:font-style-asian="italic" style:font-style-complex="italic"/>
    </style:style>
    <style:style style:name="T156" style:family="text">
      <style:text-properties fo:font-style="italic" officeooo:rsid="0029d56d" style:font-style-asian="italic" style:font-style-complex="italic"/>
    </style:style>
    <style:style style:name="T157" style:family="text">
      <style:text-properties fo:font-style="italic" officeooo:rsid="0038f515" style:font-style-asian="italic" style:font-style-complex="italic"/>
    </style:style>
    <style:style style:name="T158" style:family="text">
      <style:text-properties fo:font-style="italic" officeooo:rsid="003ca853" style:font-style-asian="italic" style:font-style-complex="italic"/>
    </style:style>
    <style:style style:name="T159" style:family="text">
      <style:text-properties fo:font-style="italic" officeooo:rsid="003b3197" style:font-style-asian="italic" style:font-style-complex="italic"/>
    </style:style>
    <style:style style:name="T160" style:family="text">
      <style:text-properties fo:font-style="italic" officeooo:rsid="006fdd3b" style:font-style-asian="italic" style:font-style-complex="italic"/>
    </style:style>
    <style:style style:name="T161" style:family="text">
      <style:text-properties fo:font-style="italic" officeooo:rsid="007a6630" style:font-style-asian="italic" style:font-style-complex="italic"/>
    </style:style>
    <style:style style:name="T162" style:family="text">
      <style:text-properties fo:font-style="italic" officeooo:rsid="00826417" style:font-style-asian="italic" style:font-style-complex="italic"/>
    </style:style>
    <style:style style:name="T163" style:family="text">
      <style:text-properties fo:font-style="italic" officeooo:rsid="008e5990" style:font-style-asian="italic" style:font-style-complex="italic"/>
    </style:style>
    <style:style style:name="T164" style:family="text">
      <style:text-properties fo:font-style="italic" officeooo:rsid="0090da00" style:font-style-asian="italic" style:font-style-complex="italic"/>
    </style:style>
    <style:style style:name="T165" style:family="text">
      <style:text-properties fo:font-style="italic" officeooo:rsid="0048d6ef" style:font-style-asian="italic" style:font-style-complex="italic"/>
    </style:style>
    <style:style style:name="T166" style:family="text">
      <style:text-properties officeooo:rsid="00ba6cd8"/>
    </style:style>
    <style:style style:name="T167" style:family="text">
      <style:text-properties officeooo:rsid="00bb8ac2"/>
    </style:style>
    <style:style style:name="T168" style:family="text">
      <style:text-properties officeooo:rsid="00bd6264"/>
    </style:style>
    <style:style style:name="T169" style:family="text">
      <style:text-properties officeooo:rsid="00c04ef2"/>
    </style:style>
    <style:style style:name="T170" style:family="text">
      <style:text-properties officeooo:rsid="00c82006"/>
    </style:style>
    <style:style style:name="T171" style:family="text">
      <style:text-properties officeooo:rsid="00ca2424"/>
    </style:style>
    <style:style style:name="T172" style:family="text">
      <style:text-properties officeooo:rsid="00ce8622"/>
    </style:style>
    <style:style style:name="T173" style:family="text">
      <style:text-properties fo:font-style="normal" officeooo:rsid="011ae518" style:font-style-asian="normal" style:font-style-complex="normal"/>
    </style:style>
    <style:style style:name="T174" style:family="text">
      <style:text-properties fo:font-style="normal" officeooo:rsid="011b7580" style:font-style-asian="normal" style:font-style-complex="normal"/>
    </style:style>
    <style:style style:name="T175" style:family="text">
      <style:text-properties officeooo:rsid="00d4ab01"/>
    </style:style>
    <style:style style:name="T176" style:family="text">
      <style:text-properties officeooo:rsid="00d7c357"/>
    </style:style>
    <style:style style:name="T177" style:family="text">
      <style:text-properties officeooo:rsid="00d9384d"/>
    </style:style>
    <style:style style:name="T178" style:family="text">
      <style:text-properties officeooo:rsid="00df5db2"/>
    </style:style>
    <style:style style:name="T179" style:family="text">
      <style:text-properties officeooo:rsid="00e18511"/>
    </style:style>
    <style:style style:name="T180" style:family="text">
      <style:text-properties officeooo:rsid="00e6096a"/>
    </style:style>
    <style:style style:name="T181" style:family="text">
      <style:text-properties officeooo:rsid="00e7931e"/>
    </style:style>
    <style:style style:name="T182" style:family="text">
      <style:text-properties officeooo:rsid="00e80491"/>
    </style:style>
    <style:style style:name="T183" style:family="text">
      <style:text-properties officeooo:rsid="00e9e4b9"/>
    </style:style>
    <style:style style:name="T184" style:family="text">
      <style:text-properties officeooo:rsid="00ebfa34"/>
    </style:style>
    <style:style style:name="T185" style:family="text">
      <style:text-properties officeooo:rsid="00ee1a4a"/>
    </style:style>
    <style:style style:name="T186" style:family="text">
      <style:text-properties officeooo:rsid="00f00ad9"/>
    </style:style>
    <style:style style:name="T187" style:family="text">
      <style:text-properties officeooo:rsid="00f2fe3d"/>
    </style:style>
    <style:style style:name="T188" style:family="text">
      <style:text-properties officeooo:rsid="00f48c8c"/>
    </style:style>
    <style:style style:name="T189" style:family="text">
      <style:text-properties officeooo:rsid="00f9af82"/>
    </style:style>
    <style:style style:name="T190" style:family="text">
      <style:text-properties officeooo:rsid="00f9e879"/>
    </style:style>
    <style:style style:name="T191" style:family="text">
      <style:text-properties officeooo:rsid="00fbe459"/>
    </style:style>
    <style:style style:name="T192" style:family="text">
      <style:text-properties officeooo:rsid="00fd11c3"/>
    </style:style>
    <style:style style:name="T193" style:family="text">
      <style:text-properties officeooo:rsid="00fee1ba"/>
    </style:style>
    <style:style style:name="T194" style:family="text">
      <style:text-properties officeooo:rsid="0100323c"/>
    </style:style>
    <style:style style:name="T195" style:family="text">
      <style:text-properties officeooo:rsid="01008132"/>
    </style:style>
    <style:style style:name="T196" style:family="text">
      <style:text-properties officeooo:rsid="01013c12"/>
    </style:style>
    <style:style style:name="T197" style:family="text">
      <style:text-properties officeooo:rsid="0104c034"/>
    </style:style>
    <style:style style:name="T198" style:family="text">
      <style:text-properties officeooo:rsid="0104fa20"/>
    </style:style>
    <style:style style:name="T199" style:family="text">
      <style:text-properties officeooo:rsid="0108344e"/>
    </style:style>
    <style:style style:name="T200" style:family="text">
      <style:text-properties officeooo:rsid="01098459"/>
    </style:style>
    <style:style style:name="T201" style:family="text">
      <style:text-properties officeooo:rsid="010f4d94"/>
    </style:style>
    <style:style style:name="T202" style:family="text">
      <style:text-properties officeooo:rsid="01150c26"/>
    </style:style>
    <style:style style:name="T203" style:family="text">
      <style:text-properties officeooo:rsid="01182979"/>
    </style:style>
    <style:style style:name="T204" style:family="text">
      <style:text-properties officeooo:rsid="0121338b"/>
    </style:style>
    <style:style style:name="T205" style:family="text">
      <style:text-properties officeooo:rsid="012582a6"/>
    </style:style>
    <style:style style:name="T206" style:family="text">
      <style:text-properties officeooo:rsid="0128db83"/>
    </style:style>
    <style:style style:name="T207" style:family="text">
      <style:text-properties officeooo:rsid="012a7f03"/>
    </style:style>
    <style:style style:name="T208" style:family="text">
      <style:text-properties officeooo:rsid="012b9ff4"/>
    </style:style>
    <style:style style:name="T209" style:family="text">
      <style:text-properties officeooo:rsid="012f5a27"/>
    </style:style>
    <style:style style:name="T210" style:family="text">
      <style:text-properties officeooo:rsid="0132644a"/>
    </style:style>
    <style:style style:name="T211" style:family="text">
      <style:text-properties officeooo:rsid="0134097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10">PHPUnit</text:span> – <text:span text:style-name="T210">persistência de dados </text:span><text:span text:style-name="T211">e configurações avançadas</text:span></text:p>
      <text:p text:style-name="P5"/>
      <text:p text:style-name="P5"/>
      <text:p text:style-name="P6">Neste post você verá como utilizar o PHPUnit<text:span text:style-name="T166">[0]</text:span> para realizar testes com persistência de dados utilizando o Doctrine<text:span text:style-name="T111">[4]</text:span> <text:span text:style-name="T110">um ORM</text:span><text:span text:style-name="T114">[5]</text:span><text:span text:style-name="T110"> open source </text:span>e como definir configurações avançadas para personalizar sua suíte de testes e gerar relatórios <text:span text:style-name="T115">de testes executados bem como cobertura do código de produção</text:span>.</text:p>
      <text:p text:style-name="P6"/>
      <text:p text:style-name="P102">Começando</text:p>
      <text:p text:style-name="P6"/>
      <text:p text:style-name="P1"><text:span text:style-name="T1">Para começar o projeto crie um arquivo chamado </text:span><text:span text:style-name="T140">composer.json</text:span><text:span text:style-name="T1">. Nele </text:span><text:span text:style-name="T168">listaremos</text:span><text:span text:style-name="T1"> todos os pacotes/bibliotecas de terceiros que utilizaremos. Para este post utilizaremos o Doctrine e </text:span><text:span text:style-name="T116">vários </text:span><text:span text:style-name="T1">elementos do Zend Framework 2 </text:span><text:span text:style-name="T2">além de é claro o próprio PHPUnit. Abaixo segue a lista de todas as bibliotecas que serão utilizadas.</text:span></text:p>
      <text:p text:style-name="P6"/>
      <text:p text:style-name="P7"><text:span text:style-name="T58">"require": {</text:span></text:p>
      <text:p text:style-name="P7"><text:span text:style-name="T58"><text:s text:c="8"/>"doctrine/common" : "*",</text:span></text:p>
      <text:p text:style-name="P7"><text:span text:style-name="T58"><text:s text:c="8"/>"doctrine/dbal": "*",</text:span></text:p>
      <text:p text:style-name="P7"><text:span text:style-name="T58"><text:s text:c="8"/>"doctrine/orm" : "*",</text:span></text:p>
      <text:p text:style-name="P7"><text:span text:style-name="T58"><text:s text:c="8"/>"phpunit/phpunit": "3.7.*",</text:span></text:p>
      <text:p text:style-name="P7"><text:span text:style-name="T58"><text:s text:c="8"/>"zendframework/zend-stdlib": "2.3.*@dev",</text:span></text:p>
      <text:p text:style-name="P7"><text:span text:style-name="T58"><text:s text:c="8"/>"zendframework/zend-filter": "2.3.*@dev",</text:span></text:p>
      <text:p text:style-name="P7"><text:span text:style-name="T58"><text:s text:c="8"/>"zendframework/zend-servicemanager": "2.3.*@dev",</text:span></text:p>
      <text:p text:style-name="P7"><text:span text:style-name="T58"><text:s text:c="8"/>"zendframework/zend-crypt": "2.3.*@dev",</text:span></text:p>
      <text:p text:style-name="P7"><text:span text:style-name="T58"><text:s text:c="8"/>"zendframework/zend-math": "2.3.*@dev"</text:span></text:p>
      <text:p text:style-name="P7"><text:span text:style-name="T58"><text:s text:c="4"/>},</text:span></text:p>
      <text:p text:style-name="P6"/>
      <text:p text:style-name="P2"><text:span text:style-name="T128">Seguindo as recomendações da FIG</text:span><text:span text:style-name="T129">[6]</text:span><text:span text:style-name="T128">, utilizaremos a PSR-0</text:span><text:span text:style-name="T130">[7]</text:span><text:span text:style-name="T128"> que trata sobre a</text:span><text:span text:style-name="T2"> forma de carregarmento de classes na aplicação que estamos desenvolvendo. Com isso trabalharemos com namespaces </text:span><text:span text:style-name="T169">e não precisaremos utilizar require ou include nas classes que utilizaremos</text:span><text:span text:style-name="T2">. </text:span><text:span text:style-name="T3">Para que o projeto tenha suas classes carregadas conforme a PSR-0 </text:span><text:span text:style-name="T135">podemos</text:span><text:span text:style-name="T3"> informar isso no arquivo </text:span><text:span text:style-name="T139">composer.json</text:span><text:span text:style-name="T3">.</text:span></text:p>
      <text:p text:style-name="P8"><text:s/></text:p>
      <text:p text:style-name="P9">"autoload": {</text:p>
      <text:p text:style-name="P9"><text:s text:c="8"/>"psr-0": {</text:p>
      <text:p text:style-name="P9"><text:s text:c="12"/>"Tableless\\": "src/"</text:p>
      <text:p text:style-name="P9"><text:s text:c="8"/>}</text:p>
      <text:p text:style-name="P9"><text:s text:c="4"/>}</text:p>
      <text:p text:style-name="P9"/>
      <text:p text:style-name="P3"><text:span text:style-name="T4">Isto nos diz que o namespace “Tableless” estará presente na pasta </text:span><text:span text:style-name="T141">src</text:span><text:span text:style-name="T4"> </text:span><text:span text:style-name="T8">e para isto se faz necessária a criação da pasta </text:span><text:span text:style-name="T142">src</text:span><text:span text:style-name="T8"> e dentro da mesma a pasta </text:span><text:span text:style-name="T142">Tableless</text:span><text:span text:style-name="T8">. </text:span><text:span text:style-name="T135">Há outra maneira de registrar o namespace </text:span><text:span text:style-name="T136">através do </text:span><text:span text:style-name="T143">boostrap.</text:span><text:span text:style-name="T144">php</text:span><text:span text:style-name="T136"> </text:span><text:span text:style-name="T135">que seria algo como:</text:span></text:p>
      <text:p text:style-name="P3"><text:span text:style-name="T135"/></text:p>
      <text:p text:style-name="P116"><text:span text:style-name="T135">$load = require __DIR__ . '/vendor/autoload.php';</text:span></text:p>
      <text:p text:style-name="P116"><text:span text:style-name="T135">$load-&gt;add('Tableless', __DIR__ . '/src');</text:span></text:p>
      <text:p text:style-name="P10"/>
      <text:p text:style-name="P11">[imagem 01]</text:p>
      <text:p text:style-name="P11"/>
      <text:p text:style-name="P12"/>
      <text:p text:style-name="P3"><text:span text:style-name="T4">Feito isso baixamos o composer utilizando o comando </text:span><text:span text:style-name="T7">curl -sS https://getcomposer.org/installer | php</text:span><text:span text:style-name="T5"> e em seguida instalamos as depend</text:span><text:span text:style-name="T6">ê</text:span><text:span text:style-name="T5">ncias através do comando </text:span><text:span text:style-name="T7">php composer.phar install</text:span><text:span text:style-name="T5">.</text:span></text:p>
      <text:p text:style-name="P13"><text:soft-page-break/></text:p>
      <text:p text:style-name="P11">[imagem 02]</text:p>
      <text:p text:style-name="P11"/>
      <text:p text:style-name="P4"><text:span text:style-name="T9">Com a instalação das dependências agora temos a nova estrutura contendo uma pasta </text:span><text:span text:style-name="T138">vendor</text:span><text:span text:style-name="T9"> </text:span><text:span text:style-name="T13">contendo todas as bibliotecas de terceiros,</text:span><text:span text:style-name="T9"> um novo arquivo </text:span><text:span text:style-name="T138">composer.lock</text:span><text:span text:style-name="T9"> </text:span><text:span text:style-name="T12">e </text:span><text:span text:style-name="T145">composer.phar</text:span><text:span text:style-name="T9"> os quais já foram descritos em outro </text:span><text:span text:style-name="T170">artigo</text:span><text:span text:style-name="T9"> sobre PHPUnit com composer e que pode ser acessado aqui [1].</text:span></text:p>
      <text:p text:style-name="P14"/>
      <text:p text:style-name="P62">[imagem 03]</text:p>
      <text:p text:style-name="P89"/>
      <text:p text:style-name="P103">Próximo passo</text:p>
      <text:p text:style-name="P89"/>
      <text:p text:style-name="P89">Agora temos de criar um arquivo que será o pontapé inicial da aplicação, arquivo este comumente nomeado <text:span text:style-name="T171">de</text:span> bootstrap. Nele são configurados onde se encontram as entidades – que serão explicadas mais a frente deste post, configuração do banco de dados entre outras configurações. Como neste exemplo será utilizado o Doctrine, precisamos configurar o mesmo.</text:p>
      <text:p text:style-name="P89"/>
      <text:p text:style-name="P89">Crie um arquivo chamado <text:span text:style-name="T137">bootstrap.php</text:span> na raiz de seu projeto, <text:span text:style-name="T14">o fonte do </text:span><text:span text:style-name="T146">bootstrap.php</text:span><text:span text:style-name="T14"> está comentado para melhor entendimento.</text:span></text:p>
      <text:p text:style-name="P89"><text:span text:style-name="T14"/></text:p>
      <text:p text:style-name="P90"><text:span text:style-name="T14">&lt;?php</text:span></text:p>
      <text:p text:style-name="P90"><text:span text:style-name="T14">// Carregando o autoload que o composer gerou</text:span></text:p>
      <text:p text:style-name="P90"><text:span text:style-name="T14">require __DIR__ . '/vendor/autoload.php';</text:span></text:p>
      <text:p text:style-name="P90"><text:span text:style-name="T14"/></text:p>
      <text:p text:style-name="P90"><text:span text:style-name="T14"/></text:p>
      <text:p text:style-name="P90"><text:span text:style-name="T14">// indicando tudo que usaremos no bootstrap</text:span></text:p>
      <text:p text:style-name="P90"><text:span text:style-name="T14">use Doctrine\ORM\EntityManager;</text:span></text:p>
      <text:p text:style-name="P90"><text:span text:style-name="T14">use Doctrine\ORM\Tools\Setup;</text:span></text:p>
      <text:p text:style-name="P90"><text:span text:style-name="T14">use Doctrine\ORM\Mapping\Driver\AnnotationDriver;</text:span></text:p>
      <text:p text:style-name="P90"><text:span text:style-name="T14">use Doctrine\Common\Annotations\AnnotationReader;</text:span></text:p>
      <text:p text:style-name="P90"><text:span text:style-name="T14">use Doctrine\Common\Annotations\AnnotationRegistry;</text:span></text:p>
      <text:p text:style-name="P90"><text:span text:style-name="T14"/></text:p>
      <text:p text:style-name="P90"><text:span text:style-name="T14"/></text:p>
      <text:p text:style-name="P90"><text:span text:style-name="T14">/**</text:span></text:p>
      <text:p text:style-name="P90"><text:span text:style-name="T14"><text:s/>* Definindo se é modo desenvolvimento</text:span></text:p>
      <text:p text:style-name="P90"><text:span text:style-name="T14"><text:s/>* </text:span></text:p>
      <text:p text:style-name="P90"><text:span text:style-name="T14"><text:s/>* Caso true: o cache do Doctrine é realizado em formato de array</text:span></text:p>
      <text:p text:style-name="P90"><text:span text:style-name="T14"><text:s/>* Caso false: o cache é conforme configuração (memcache, APC..)</text:span></text:p>
      <text:p text:style-name="P90"><text:span text:style-name="T14"><text:s/>* </text:span></text:p>
      <text:p text:style-name="P90"><text:span text:style-name="T14"><text:s/>* Somente trabalharemos aqui com o modo TRUE, cache em array</text:span></text:p>
      <text:p text:style-name="P90"><text:span text:style-name="T14"><text:s/>*/</text:span></text:p>
      <text:p text:style-name="P90"><text:span text:style-name="T14">$config = Setup::createConfiguration( true );</text:span></text:p>
      <text:p text:style-name="P90"><text:span text:style-name="T14"/></text:p>
      <text:p text:style-name="P90"><text:span text:style-name="T14"/></text:p>
      <text:p text:style-name="P90"><text:span text:style-name="T14">// pasta onde encontra</text:span><text:span text:style-name="T172">m</text:span><text:span text:style-name="T14">-se nossas entidades</text:span></text:p>
      <text:p text:style-name="P90"><text:span text:style-name="T14">$entitypath = array( __DIR__ . '/src/Tableless/Entity' );</text:span></text:p>
      <text:p text:style-name="P90"><text:span text:style-name="T14"/></text:p>
      <text:p text:style-name="P90"><text:span text:style-name="T14"/></text:p>
      <text:p text:style-name="P90"><text:span text:style-name="T14">// registrando as entidades</text:span></text:p>
      <text:p text:style-name="P90"><text:span text:style-name="T14">$driver = new AnnotationDriver(new AnnotationReader(), $entitypath);</text:span></text:p>
      <text:p text:style-name="P90"><text:span text:style-name="T14">$config-&gt;setMetadataDriverImpl($driver);</text:span></text:p>
      <text:p text:style-name="P90"><text:soft-page-break/><text:span text:style-name="T14"/></text:p>
      <text:p text:style-name="P90"><text:span text:style-name="T14">/**</text:span></text:p>
      <text:p text:style-name="P90"><text:span text:style-name="T14"><text:s/>* indicando que trabalharemos com o modo annotations para</text:span></text:p>
      <text:p text:style-name="P90"><text:span text:style-name="T14"><text:s/>* as entidades. Pode ser também via arquivo yaml e xml</text:span></text:p>
      <text:p text:style-name="P90"><text:span text:style-name="T14"><text:s/>* </text:span></text:p>
      <text:p text:style-name="P90"><text:span text:style-name="T14"><text:s/>*/</text:span></text:p>
      <text:p text:style-name="P90"><text:span text:style-name="T14">AnnotationRegistry::registerFile(__DIR__ . '/vendor/doctrine/orm/lib/Doctrine/ORM/Mapping/Driver/DoctrineAnnotations.php');</text:span></text:p>
      <text:p text:style-name="P90"><text:span text:style-name="T14"/></text:p>
      <text:p text:style-name="P90"><text:span text:style-name="T14"/></text:p>
      <text:p text:style-name="P90"><text:span text:style-name="T14">// configurando a conexão com o banco de dados</text:span></text:p>
      <text:p text:style-name="P90"><text:span text:style-name="T14">$conn = array(</text:span></text:p>
      <text:p text:style-name="P90"><text:span text:style-name="T14"><text:s text:c="4"/>'driver' =&gt; 'pdo_mysql',</text:span></text:p>
      <text:p text:style-name="P90"><text:span text:style-name="T14"><text:s text:c="4"/>'user' =&gt; 'root',</text:span></text:p>
      <text:p text:style-name="P90"><text:span text:style-name="T14"><text:s text:c="4"/>'password' =&gt; 'root',</text:span></text:p>
      <text:p text:style-name="P90"><text:span text:style-name="T14"><text:s text:c="4"/>'dbname' =&gt; 'tableless_tdd',</text:span></text:p>
      <text:p text:style-name="P90"><text:span text:style-name="T14">);</text:span></text:p>
      <text:p text:style-name="P90"><text:span text:style-name="T14"/></text:p>
      <text:p text:style-name="P90"><text:span text:style-name="T14">// E finalmente criando o manipulador de entidades</text:span></text:p>
      <text:p text:style-name="P90"><text:span text:style-name="T14">$entityManager = EntityManager::create($conn, $config);</text:span></text:p>
      <text:p text:style-name="P90"><text:span text:style-name="T14"/></text:p>
      <text:p text:style-name="P96"><text:span text:style-name="T189">Nota: Até agora você viu várias vezes a palavra “Entidade” mas o que ela significa? </text:span><text:span text:style-name="T190">Entidade é um objeto que tem um </text:span><text:span text:style-name="T191">significado</text:span><text:span text:style-name="T190"> conceitual dentro de um domínio. </text:span><text:span text:style-name="T192">Em outras palavras, cada entidade no Doctrine é a representação de uma tabela no banco de dados </text:span><text:span text:style-name="T193">e cada registro é uma instância desta entidade. A entidade não manipula o banco de dados, apenas representa-o.</text:span></text:p>
      <text:p text:style-name="P89"/>
      <text:p text:style-name="P89"/>
      <text:p text:style-name="P91"><text:span text:style-name="T15">Pronto, a nível de produção já temos a configuração, agora criaremos a estrutura e configurações para testes.</text:span></text:p>
      <text:p text:style-name="P91"><text:span text:style-name="T15">Na pasta raiz de seu projeto crie uma pasta chamada </text:span><text:span text:style-name="T147">tests</text:span><text:span text:style-name="T15">, dentro dela uma pasta chamada </text:span><text:span text:style-name="T147">src</text:span><text:span text:style-name="T15"> e dentro da src uma pasta chamada </text:span><text:span text:style-name="T147">Tableless</text:span><text:span text:style-name="T15">. Perceba que a estrutura do namespace ficará a mesma do código de produção, desta forma para utilizarmos uma entidade chamada </text:span><text:span text:style-name="T147">User</text:span><text:span text:style-name="T15"> por exemplo, usaremos a seguinte declaração: </text:span><text:span text:style-name="T117">use Tableless\Entity\User;</text:span><text:span text:style-name="T15">. Para a classe de testes de User se for necessária declarar em algum lugar será desta forma: </text:span><text:span text:style-name="T117">use Tableless\Entity\UserTest;</text:span><text:span text:style-name="T15">.</text:span></text:p>
      <text:p text:style-name="P91"><text:span text:style-name="T15"/></text:p>
      <text:p text:style-name="P92"><text:span text:style-name="T16">[imagem 04]</text:span></text:p>
      <text:p text:style-name="P92"><text:span text:style-name="T16"/></text:p>
      <text:p text:style-name="P93"><text:span text:style-name="T17">Após a criação das pastas necessárias falta a criação do bootstrap de testes e de um arquivo de configurações de execução do PHPUnit.</text:span></text:p>
      <text:p text:style-name="P93"><text:span text:style-name="T17">Começando com o bootstrap, </text:span><text:span text:style-name="T18">o código novamente está comentado explicando porque determinadas coisas estão sendo feitas. </text:span><text:span text:style-name="T19">Crie o arquivo </text:span><text:span text:style-name="T148">bootstrap.php</text:span><text:span text:style-name="T19"> dentro da pasta de testes (</text:span><text:span text:style-name="T148">tests</text:span><text:span text:style-name="T19">).</text:span></text:p>
      <text:p text:style-name="P93"><text:span text:style-name="T18"/></text:p>
      <text:p text:style-name="P94"><text:span text:style-name="T18">&lt;?php</text:span></text:p>
      <text:p text:style-name="P94"><text:span text:style-name="T18"/></text:p>
      <text:p text:style-name="P94"><text:span text:style-name="T18">// utilizando o bootstrap de produção</text:span></text:p>
      <text:p text:style-name="P94"><text:span text:style-name="T18">require __DIR__ . '/../bootstrap.php';</text:span></text:p>
      <text:p text:style-name="P94"><text:span text:style-name="T18"><text:s/></text:span></text:p>
      <text:p text:style-name="P94"><text:span text:style-name="T18">use Doctrine\ORM\EntityManager;</text:span></text:p>
      <text:p text:style-name="P94"><text:span text:style-name="T18"/></text:p>
      <text:p text:style-name="P94"><text:soft-page-break/><text:span text:style-name="T18"/></text:p>
      <text:p text:style-name="P94"><text:span text:style-name="T18">/*</text:span></text:p>
      <text:p text:style-name="P94"><text:span text:style-name="T18"><text:s/>* Sobrescrevendo a conexão com banco de dados.</text:span></text:p>
      <text:p text:style-name="P94"><text:span text:style-name="T18"><text:s/>* </text:span></text:p>
      <text:p text:style-name="P94"><text:span text:style-name="T18"><text:s/>* Isto faz-se necessário para que ao rodar os testes </text:span></text:p>
      <text:p text:style-name="P94"><text:span text:style-name="T18"><text:s/>* o banco de produção não sofra alterações</text:span></text:p>
      <text:p text:style-name="P94"><text:span text:style-name="T18"><text:s/>*/</text:span></text:p>
      <text:p text:style-name="P94"><text:span text:style-name="T18"><text:s/></text:span></text:p>
      <text:p text:style-name="P94"><text:span text:style-name="T18">$conn = array(</text:span></text:p>
      <text:p text:style-name="P94"><text:span text:style-name="T18"><text:s text:c="4"/>'driver' <text:s text:c="2"/>=&gt; 'pdo_sqlite',</text:span></text:p>
      <text:p text:style-name="P94"><text:span text:style-name="T18"><text:s text:c="4"/>'dbname' <text:s text:c="2"/>=&gt; ':memory:',</text:span></text:p>
      <text:p text:style-name="P94"><text:span text:style-name="T18">);</text:span></text:p>
      <text:p text:style-name="P94"><text:span text:style-name="T18"><text:s/></text:span></text:p>
      <text:p text:style-name="P94"><text:span text:style-name="T18">return $entityManager = EntityManager::create($conn, $config);</text:span></text:p>
      <text:p text:style-name="P94"><text:span text:style-name="T18"/></text:p>
      <text:p text:style-name="P94"><text:span text:style-name="T18"/></text:p>
      <text:p text:style-name="P94"><text:span text:style-name="T18">Feito isto agora é o momento de criar o arqu</text:span><text:span text:style-name="T175">ivo</text:span><text:span text:style-name="T18"> xml de configurações do PHPUnit. Crie um arquivo chamado </text:span><text:span text:style-name="T149">phpunit.xm</text:span><text:span text:style-name="T18">l dentro de sua pasta </text:span><text:span text:style-name="T149">tests</text:span><text:span text:style-name="T18"> e adicione o conteúdo abaixo.</text:span></text:p>
      <text:p text:style-name="P94"><text:span text:style-name="T18"/></text:p>
      <text:p text:style-name="P94"><text:span text:style-name="T18">&lt;?xml version="1.0" encoding="UTF-8"?&gt;</text:span></text:p>
      <text:p text:style-name="P94"><text:span text:style-name="T18">&lt;phpunit colors="true" bootstrap="bootstrap.php"&gt;</text:span></text:p>
      <text:p text:style-name="P94"><text:span text:style-name="T18"><text:s text:c="4"/></text:span></text:p>
      <text:p text:style-name="P95"><text:span text:style-name="T18"><text:s text:c="4"/></text:span><text:span text:style-name="T91">&lt;!-- Indicando qual é o diretório onde as classes de teste se encontram --&gt;</text:span></text:p>
      <text:p text:style-name="P95"><text:span text:style-name="T91"><text:s text:c="4"/>&lt;testsuites&gt;</text:span></text:p>
      <text:p text:style-name="P95"><text:span text:style-name="T91"><text:s text:c="8"/>&lt;testsuite name="Tableless TDD Test Suite"&gt;</text:span></text:p>
      <text:p text:style-name="P95"><text:span text:style-name="T91"><text:s text:c="12"/>&lt;directory suffix=".php"&gt;src/&lt;/directory&gt;</text:span></text:p>
      <text:p text:style-name="P95"><text:span text:style-name="T91"><text:s text:c="8"/>&lt;/testsuite&gt;</text:span></text:p>
      <text:p text:style-name="P95"><text:span text:style-name="T91"><text:s text:c="4"/>&lt;/testsuites&gt;</text:span></text:p>
      <text:p text:style-name="P95"><text:span text:style-name="T91"><text:s/></text:span></text:p>
      <text:p text:style-name="P95"><text:span text:style-name="T91">&lt;!-- Adicionando filtros, basicamente whitelist (diretórios que serão executados), </text:span></text:p>
      <text:p text:style-name="P95"><text:span text:style-name="T91"><text:s text:c="4"/>dentro temos o exclude (diretórios que não serão executados pelos testes) --&gt;</text:span></text:p>
      <text:p text:style-name="P95"><text:span text:style-name="T91"><text:s text:c="4"/>&lt;filter&gt;</text:span></text:p>
      <text:p text:style-name="P95"><text:span text:style-name="T91"><text:s text:c="8"/>&lt;whitelist&gt;</text:span></text:p>
      <text:p text:style-name="P95"><text:span text:style-name="T91"><text:s text:c="12"/>&lt;directory suffix=".php"&gt;../src/&lt;/directory&gt;</text:span></text:p>
      <text:p text:style-name="P95"><text:span text:style-name="T91"><text:s text:c="12"/>&lt;exclude&gt;</text:span></text:p>
      <text:p text:style-name="P95"><text:span text:style-name="T91"><text:s text:c="16"/>&lt;directory suffix=".php"&gt;./vendor/&lt;/directory&gt;</text:span></text:p>
      <text:p text:style-name="P95"><text:span text:style-name="T91"><text:s text:c="12"/>&lt;/exclude&gt;</text:span></text:p>
      <text:p text:style-name="P95"><text:span text:style-name="T91"><text:s text:c="8"/>&lt;/whitelist&gt;</text:span></text:p>
      <text:p text:style-name="P95"><text:span text:style-name="T91"><text:s text:c="4"/>&lt;/filter&gt;</text:span></text:p>
      <text:p text:style-name="P94"><text:span text:style-name="T18">&lt;/phpunit&gt;</text:span></text:p>
      <text:p text:style-name="P93"><text:span text:style-name="T17"/></text:p>
      <text:p text:style-name="P63"><text:span text:style-name="T20">Quase pronto, se rodarmos o comando </text:span><text:span text:style-name="T118">./vendor/bin/phpunit -c tests/phpunit.xml</text:span><text:span text:style-name="T20"> dentro da raiz do projeto teremos a mensagem de que nenhum teste foi executado como na imagem abaixo.</text:span></text:p>
      <text:p text:style-name="P63"><text:span text:style-name="T20"/></text:p>
      <text:p text:style-name="P63"><text:span text:style-name="T20">[imagem 05]</text:span></text:p>
      <text:p text:style-name="P63"><text:span text:style-name="T20"/></text:p>
      <text:p text:style-name="P88"><text:span text:style-name="T187">Nota: </text:span><text:span text:style-name="T188">como estamos trabalhando com um arquivo de configurações, para rodarmos o phpunit seguindo as definições do arquivo precisamos utilizar o parâmetro </text:span><text:span text:style-name="T120">-c </text:span><text:span text:style-name="T131">seguido do nome do arquivo.</text:span></text:p>
      <text:p text:style-name="P63"><text:span text:style-name="T20"/></text:p>
      <text:p text:style-name="P64"><text:span text:style-name="T21">Obviamente que nenhum teste aind</text:span><text:span text:style-name="T176">a </text:span><text:span text:style-name="T21">foi executado porque não temos nenhuma classe de </text:span><text:soft-page-break/><text:span text:style-name="T21">teste</text:span><text:span text:style-name="T177">s</text:span><text:span text:style-name="T21">. Vamos começar então. Crie uma pasta </text:span><text:span text:style-name="T150">Entity</text:span><text:span text:style-name="T21"> dentro de </text:span><text:span text:style-name="T150">tests/src</text:span><text:span text:style-name="T21">. Dentro desta pasta crie um arquivo chamado </text:span><text:span text:style-name="T150">UsertTest.php</text:span><text:span text:style-name="T21">. A nova estrutura de testes deve estar como na imagem abaixo.</text:span></text:p>
      <text:p text:style-name="P64"><text:span text:style-name="T21"/></text:p>
      <text:p text:style-name="P64"><text:span text:style-name="T21">[imagem 06]</text:span></text:p>
      <text:p text:style-name="P64"><text:span text:style-name="T21"/></text:p>
      <text:p text:style-name="P65"><text:span text:style-name="T22">No arquivo </text:span><text:span text:style-name="T151">UserTest.php</text:span><text:span text:style-name="T22"> adicione o namespace do mesmo que é Tableless\Entity.</text:span></text:p>
      <text:p text:style-name="P65"><text:span text:style-name="T22"/></text:p>
      <text:p text:style-name="P65"><text:span text:style-name="T178">n</text:span><text:span text:style-name="T22">amespace Tableless\Entity;</text:span></text:p>
      <text:p text:style-name="P65"><text:span text:style-name="T22"/></text:p>
      <text:p text:style-name="P66"><text:span text:style-name="T23">Agora definimos quais classes utilizaremos para este teste. Como estamos testando a entidade </text:span><text:span text:style-name="T152">User</text:span><text:span text:style-name="T23"> precisaremos utilizar o Tableless\Entity\User.</text:span></text:p>
      <text:p text:style-name="P66"><text:span text:style-name="T23"/></text:p>
      <text:p text:style-name="P66"><text:span text:style-name="T179">u</text:span><text:span text:style-name="T23">se Tableless\Entity\User;</text:span></text:p>
      <text:p text:style-name="P66"><text:span text:style-name="T23"/></text:p>
      <text:p text:style-name="P67"><text:span text:style-name="T24">No entanto aí tem um detalhe. A entidade User ainda não existe, mas a criaremos dentro de instantes pois ainda temos uma classe que devemos criar antes mesmo da </text:span><text:span text:style-name="T153">User</text:span><text:span text:style-name="T24">. Ela se chama </text:span><text:span text:style-name="T153">TestCase</text:span><text:span text:style-name="T24"> e deve estar no namespace Tableless\Test. Crie em </text:span><text:span text:style-name="T153">src/Tableless</text:span><text:span text:style-name="T24"> (não em tests/src/Tableless) uma pasta chamada Test e dentro dela um arquivo chamado </text:span><text:span text:style-name="T153">TestCase.php</text:span><text:span text:style-name="T24">.</text:span></text:p>
      <text:p text:style-name="P67"><text:span text:style-name="T24"/></text:p>
      <text:p text:style-name="P67"><text:span text:style-name="T24">[imagem 07]</text:span></text:p>
      <text:p text:style-name="P67"><text:span text:style-name="T24"/></text:p>
      <text:p text:style-name="P68"><text:span text:style-name="T25">Neste arquivo copie e cole o código abaixo que está comentado para melhor entendimento.</text:span></text:p>
      <text:p text:style-name="P68"><text:span text:style-name="T25"/></text:p>
      <text:p text:style-name="P69"><text:span text:style-name="T26">&lt;?php</text:span></text:p>
      <text:p text:style-name="P69"><text:span text:style-name="T26"><text:s/></text:span></text:p>
      <text:p text:style-name="P69"><text:span text:style-name="T26">namespace Tableless\Test;</text:span></text:p>
      <text:p text:style-name="P69"><text:span text:style-name="T26"><text:s/></text:span></text:p>
      <text:p text:style-name="P69"><text:span text:style-name="T26">use Doctrine\ORM\Tools\SchemaTool;</text:span></text:p>
      <text:p text:style-name="P69"><text:span text:style-name="T26">use PHPUnit_Framework_TestCase as PHPUnit;</text:span></text:p>
      <text:p text:style-name="P69"><text:span text:style-name="T26"><text:s/></text:span></text:p>
      <text:p text:style-name="P69"><text:span text:style-name="T26">abstract class TestCase extends PHPUnit</text:span></text:p>
      <text:p text:style-name="P69"><text:span text:style-name="T26">{</text:span></text:p>
      <text:p text:style-name="P69"><text:span text:style-name="T26"><text:s text:c="4"/></text:span></text:p>
      <text:p text:style-name="P69"><text:span text:style-name="T26"><text:s text:c="4"/>protected $entityManager = null;</text:span></text:p>
      <text:p text:style-name="P69"><text:span text:style-name="T26"><text:s/></text:span></text:p>
      <text:p text:style-name="P69"><text:span text:style-name="T26"><text:s text:c="4"/>/**</text:span></text:p>
      <text:p text:style-name="P69"><text:span text:style-name="T26"><text:s text:c="5"/>* Executado antes de cada teste unitário</text:span></text:p>
      <text:p text:style-name="P69"><text:span text:style-name="T26"><text:s text:c="5"/>*/</text:span></text:p>
      <text:p text:style-name="P69"><text:span text:style-name="T26"><text:s text:c="4"/>public function setup() </text:span></text:p>
      <text:p text:style-name="P69"><text:span text:style-name="T26"><text:s text:c="4"/>{</text:span></text:p>
      <text:p text:style-name="P69"><text:span text:style-name="T26"><text:s text:c="8"/>$entityManager = $this-&gt;getEntityManager(); <text:s text:c="7"/></text:span></text:p>
      <text:p text:style-name="P69"><text:span text:style-name="T26"><text:s text:c="8"/>$tool = new SchemaTool($entityManager);</text:span></text:p>
      <text:p text:style-name="P69"><text:span text:style-name="T26"><text:s text:c="8"/></text:span></text:p>
      <text:p text:style-name="P69"><text:span text:style-name="T26"><text:s text:c="8"/>//Obtem informações das entidades que encontrar em Tableless\Entity</text:span></text:p>
      <text:p text:style-name="P69"><text:span text:style-name="T26"><text:s text:c="8"/>$classes = $em-&gt;getMetadataFactory()-&gt;getAllMetadata();</text:span></text:p>
      <text:p text:style-name="P69"><text:span text:style-name="T26"><text:s text:c="8"/></text:span></text:p>
      <text:p text:style-name="P69"><text:span text:style-name="T26"><text:s text:c="8"/>// Cria a base de dados necessária com suas determinadas tabelas</text:span></text:p>
      <text:p text:style-name="P69"><text:span text:style-name="T26"><text:s text:c="8"/>$tool-&gt;createSchema($classes);</text:span></text:p>
      <text:p text:style-name="P69"><text:span text:style-name="T26"><text:s text:c="8"/></text:span></text:p>
      <text:p text:style-name="P69"><text:soft-page-break/><text:span text:style-name="T26"><text:s text:c="8"/>parent::setup();</text:span></text:p>
      <text:p text:style-name="P69"><text:span text:style-name="T26"><text:s text:c="4"/>} <text:s text:c="2"/></text:span></text:p>
      <text:p text:style-name="P69"><text:span text:style-name="T26"><text:s/></text:span></text:p>
      <text:p text:style-name="P69"><text:span text:style-name="T26"><text:s text:c="4"/>/**</text:span></text:p>
      <text:p text:style-name="P69"><text:span text:style-name="T26"><text:s text:c="5"/>* Executado após a execução de cada um dos testes unitários</text:span></text:p>
      <text:p text:style-name="P69"><text:span text:style-name="T26"><text:s text:c="5"/>*/</text:span></text:p>
      <text:p text:style-name="P69"><text:span text:style-name="T26"><text:s text:c="4"/>public function tearDown() </text:span></text:p>
      <text:p text:style-name="P69"><text:span text:style-name="T26"><text:s text:c="4"/>{</text:span></text:p>
      <text:p text:style-name="P69"><text:span text:style-name="T26"><text:s text:c="8"/>$entityManager = $this-&gt;getEntityManager(); <text:s text:c="7"/></text:span></text:p>
      <text:p text:style-name="P69"><text:span text:style-name="T26"><text:s text:c="8"/>$tool = new SchemaTool($entityManager);</text:span></text:p>
      <text:p text:style-name="P69"><text:span text:style-name="T26"><text:s text:c="8"/></text:span></text:p>
      <text:p text:style-name="P69"><text:span text:style-name="T26"><text:s text:c="8"/>//Obtem informações das entidades que encontrar em Tableless\Entity</text:span></text:p>
      <text:p text:style-name="P69"><text:span text:style-name="T26"><text:s text:c="8"/>$classes = $em-&gt;getMetadataFactory()-&gt;getAllMetadata();</text:span></text:p>
      <text:p text:style-name="P69"><text:span text:style-name="T26"><text:s text:c="8"/></text:span></text:p>
      <text:p text:style-name="P69"><text:span text:style-name="T26"><text:s text:c="8"/>// Desfaz o banco criado no setUp</text:span></text:p>
      <text:p text:style-name="P69"><text:span text:style-name="T26"><text:s text:c="8"/>$tool-&gt;dropSchema($classes);</text:span></text:p>
      <text:p text:style-name="P69"><text:span text:style-name="T26"><text:s text:c="8"/></text:span></text:p>
      <text:p text:style-name="P69"><text:span text:style-name="T26"><text:s text:c="8"/>parent::tearDown();</text:span></text:p>
      <text:p text:style-name="P69"><text:span text:style-name="T26"><text:s text:c="4"/>}</text:span></text:p>
      <text:p text:style-name="P69"><text:span text:style-name="T26"><text:s/></text:span></text:p>
      <text:p text:style-name="P69"><text:span text:style-name="T26"><text:s text:c="4"/>/**</text:span></text:p>
      <text:p text:style-name="P69"><text:span text:style-name="T26"><text:s text:c="5"/>* </text:span></text:p>
      <text:p text:style-name="P69"><text:span text:style-name="T26"><text:s text:c="5"/>* @return \Doctrine\ORM\EntityManager</text:span></text:p>
      <text:p text:style-name="P69"><text:span text:style-name="T26"><text:s text:c="5"/>*/</text:span></text:p>
      <text:p text:style-name="P69"><text:span text:style-name="T26"><text:s text:c="4"/></text:span><text:span text:style-name="T36">public</text:span><text:span text:style-name="T26"> function getEntityManager() </text:span></text:p>
      <text:p text:style-name="P69"><text:span text:style-name="T26"><text:s text:c="4"/>{</text:span></text:p>
      <text:p text:style-name="P69"><text:span text:style-name="T26"><text:s text:c="8"/>if (! $this-&gt;entityManager) {</text:span></text:p>
      <text:p text:style-name="P69"><text:span text:style-name="T26"><text:s text:c="12"/>$this-&gt;entityManager = require __DIR__ . '/../../../tests/bootstrap.php';</text:span></text:p>
      <text:p text:style-name="P69"><text:span text:style-name="T26"><text:s text:c="8"/>} <text:s text:c="2"/></text:span></text:p>
      <text:p text:style-name="P69"><text:span text:style-name="T26"><text:s text:c="8"/>return $this-&gt;entityManager; <text:s text:c="3"/></text:span></text:p>
      <text:p text:style-name="P69"><text:span text:style-name="T26"><text:s text:c="4"/>} </text:span></text:p>
      <text:p text:style-name="P69"><text:span text:style-name="T26">}</text:span></text:p>
      <text:p text:style-name="P69"><text:span text:style-name="T26"/></text:p>
      <text:p text:style-name="P69"><text:span text:style-name="T26">Pronto, já estamos com tudo o que precisamos para começar escrever os testes. Detalhe que esta configuração foi criada para que fosse possível utilizar e testar a persistência de dados utilizando o Doctrine. Para demais testes em controllers, services, views, forms ou o que mais você desejar esta configuração realizada até o momento permanece podendo ser acrescida de </text:span><text:span text:style-name="T182">novos</text:span><text:span text:style-name="T26"> elementos, </text:span><text:span text:style-name="T182">tudo depende da necessidade</text:span><text:span text:style-name="T26">.</text:span></text:p>
      <text:p text:style-name="P69"><text:span text:style-name="T26"/></text:p>
      <text:p text:style-name="P69"><text:span text:style-name="T26"/></text:p>
      <text:p text:style-name="P104"><text:span text:style-name="T27">Criando o primeiro teste</text:span></text:p>
      <text:p text:style-name="P70"><text:span text:style-name="T27"/></text:p>
      <text:p text:style-name="P71"><text:span text:style-name="T28">No arquivo </text:span><text:span text:style-name="T154">tests/src/Tableless/Entity/UserTest.php</text:span><text:span text:style-name="T28"> começaremos a definir nossos testes. Lembre-se que a ideia do TDD é que o teste seja criado antes do código de produção, e assim faremos.</text:span></text:p>
      <text:p text:style-name="P71"><text:span text:style-name="T28"/></text:p>
      <text:p text:style-name="P72"><text:span text:style-name="T29">Pra início de conversa utilizaremos a classe </text:span><text:span text:style-name="T155">TestCase</text:span><text:span text:style-name="T29"> previamente criada </text:span><text:span text:style-name="T183">e a entidade User</text:span><text:span text:style-name="T29">.</text:span></text:p>
      <text:p text:style-name="P72"><text:span text:style-name="T29"/></text:p>
      <text:p text:style-name="P72"><text:span text:style-name="T180">u</text:span><text:span text:style-name="T29">se Tableless\Entity\User;</text:span></text:p>
      <text:p text:style-name="P72"><text:span text:style-name="T29">use Tableless\Test\TestCase;</text:span></text:p>
      <text:p text:style-name="P73"><text:span text:style-name="T29"/></text:p>
      <text:p text:style-name="P73"><text:soft-page-break/><text:span text:style-name="T181">A</text:span><text:span text:style-name="T30"> classe de testes atual (UserTest) </text:span><text:span text:style-name="T181">extende </text:span><text:span text:style-name="T30">de TestCase </text:span><text:span text:style-name="T50">e adicionaremos o atributo protegido $entity.</text:span></text:p>
      <text:p text:style-name="P73"><text:span text:style-name="T30"/></text:p>
      <text:p text:style-name="P73"><text:span text:style-name="T30">class UserTest extends TestCase </text:span></text:p>
      <text:p text:style-name="P73"><text:span text:style-name="T30">{</text:span></text:p>
      <text:p text:style-name="P73"><text:span text:style-name="T30"><text:tab/></text:span><text:span text:style-name="T50">protected $entity;</text:span></text:p>
      <text:p text:style-name="P73"><text:span text:style-name="T50"/></text:p>
      <text:p text:style-name="P73"><text:span text:style-name="T30">}</text:span></text:p>
      <text:p text:style-name="P73"><text:span text:style-name="T30"/></text:p>
      <text:p text:style-name="P76"><text:span text:style-name="T31">Assim como a classe </text:span><text:span text:style-name="T156">TestCase</text:span><text:span text:style-name="T31">, nossa classe </text:span><text:span text:style-name="T156">UserTest</text:span><text:span text:style-name="T31"> também possuirá um métdo </text:span><text:span text:style-name="T156">setUp</text:span><text:span text:style-name="T31"> e um </text:span><text:span text:style-name="T156">tearDown</text:span><text:span text:style-name="T31"> que servirão para as configurações da mesma. </text:span><text:span text:style-name="T51">De momento apenas setaremos o valor default do atributo entity </text:span><text:span text:style-name="T184">no setUp</text:span><text:span text:style-name="T34">.</text:span></text:p>
      <text:p text:style-name="P76"><text:span text:style-name="T34"/></text:p>
      <text:p text:style-name="P80"><text:span text:style-name="T51"><text:s text:c="4"/></text:span></text:p>
      <text:p text:style-name="P80"><text:span text:style-name="T51"><text:s text:c="4"/>public function setUp()</text:span></text:p>
      <text:p text:style-name="P80"><text:span text:style-name="T51"><text:s text:c="4"/>{</text:span></text:p>
      <text:p text:style-name="P80"><text:span text:style-name="T51"><text:s text:c="8"/>$this-&gt;entity = 'Tableless\Entity\User';</text:span></text:p>
      <text:p text:style-name="P80"><text:span text:style-name="T51"><text:s text:c="8"/></text:span></text:p>
      <text:p text:style-name="P80"><text:span text:style-name="T51"><text:s text:c="8"/>parent::setUp();</text:span></text:p>
      <text:p text:style-name="P80"><text:span text:style-name="T51"><text:s text:c="4"/>}</text:span></text:p>
      <text:p text:style-name="P76"><text:span text:style-name="T34"/></text:p>
      <text:p text:style-name="P77"><text:span text:style-name="T35">Agora segue o nosso primeiro teste: </text:span><text:span text:style-name="T37">Novamente há comentários explicando cada ação.</text:span></text:p>
      <text:p text:style-name="P77"><text:span text:style-name="T35"/></text:p>
      <text:p text:style-name="P81"><text:span text:style-name="T31"><text:s/></text:span><text:span text:style-name="T52"><text:s text:c="3"/></text:span></text:p>
      <text:p text:style-name="P81"><text:span text:style-name="T52"><text:s text:c="4"/>public function testIfIsSavingAsExpected()</text:span></text:p>
      <text:p text:style-name="P81"><text:span text:style-name="T52"><text:s text:c="4"/>{</text:span></text:p>
      <text:p text:style-name="P81"><text:span text:style-name="T52"><text:s text:c="8"/>// Criando os dados necessários para salvar o usuário</text:span></text:p>
      <text:p text:style-name="P81"><text:span text:style-name="T52"><text:s text:c="8"/>$userData = array(</text:span></text:p>
      <text:p text:style-name="P85"><text:span text:style-name="T52"><text:tab/> <text:s/></text:span><text:span text:style-name="T97">'id' =&gt; 1, </text:span></text:p>
      <text:p text:style-name="P81"><text:span text:style-name="T52"><text:s text:c="12"/>'name' =&gt; 'Nome do usuário',</text:span></text:p>
      <text:p text:style-name="P81"><text:span text:style-name="T52"><text:s text:c="12"/>'email' =&gt; 'usuario@dominio.com',</text:span></text:p>
      <text:p text:style-name="P81"><text:span text:style-name="T52"><text:s text:c="12"/>'password' =&gt; 'xpto',</text:span></text:p>
      <text:p text:style-name="P81"><text:span text:style-name="T52"><text:s text:c="12"/>'profilePic' =&gt; 'image.png'</text:span></text:p>
      <text:p text:style-name="P81"><text:span text:style-name="T52"><text:s text:c="8"/>);</text:span></text:p>
      <text:p text:style-name="P81"><text:span text:style-name="T52"><text:tab/></text:span><text:bookmark-start text:name="__DdeLink__240_1926622774"/><text:span text:style-name="T52">/* </text:span><text:span text:style-name="T185">o Id é gerado automaticamente pelo Doctrine, neste caso estou forçando </text:span></text:p>
      <text:p text:style-name="P86"><text:span text:style-name="T185"><text:tab/>* <text:s/>um Id desejado, mas somente para o teste, para o código de produção</text:span></text:p>
      <text:p text:style-name="P86"><text:span text:style-name="T185"><text:tab/>* isto não se faz necessário</text:span></text:p>
      <text:p text:style-name="P81"><text:span text:style-name="T52"><text:tab/>*/</text:span><text:bookmark-end text:name="__DdeLink__240_1926622774"/></text:p>
      <text:p text:style-name="P81"><text:span text:style-name="T52"><text:s text:c="8"/></text:span></text:p>
      <text:p text:style-name="P81"><text:span text:style-name="T52"><text:s text:c="8"/>// Instanciando a entidade usuário definindo todos os atributos à ela</text:span></text:p>
      <text:p text:style-name="P81"><text:span text:style-name="T52"><text:s text:c="8"/>$user = new User( $userData );</text:span></text:p>
      <text:p text:style-name="P81"><text:span text:style-name="T52"><text:s text:c="8"/></text:span></text:p>
      <text:p text:style-name="P81"><text:span text:style-name="T52"><text:s text:c="8"/>// salvando o usuário no banco de dados</text:span></text:p>
      <text:p text:style-name="P81"><text:span text:style-name="T52"><text:s text:c="8"/>$this-&gt;getEntityManager()-&gt;persist( $user );</text:span></text:p>
      <text:p text:style-name="P81"><text:span text:style-name="T52"><text:s text:c="8"/>$this-&gt;getEntityManager()-&gt;flush();</text:span></text:p>
      <text:p text:style-name="P81"><text:span text:style-name="T52"><text:s text:c="8"/></text:span></text:p>
      <text:p text:style-name="P87"><text:span text:style-name="T52"><text:s text:c="8"/></text:span><text:span text:style-name="T186">// Obtendo o usuário salvo</text:span></text:p>
      <text:p text:style-name="P87"><text:span text:style-name="T186"><text:s text:c="8"/>$registeredUser = $this-&gt;getEntityManager()</text:span></text:p>
      <text:p text:style-name="P87"><text:span text:style-name="T186"><text:s text:c="32"/>-&gt;getRepository($this-&gt;entity)</text:span></text:p>
      <text:p text:style-name="P87"><text:span text:style-name="T186"><text:s text:c="32"/>-&gt;findOneBy(array('email' =&gt; 'usuario@dominio.com'));</text:span></text:p>
      <text:p text:style-name="P81"><text:span text:style-name="T52"><text:s text:c="8"/></text:span></text:p>
      <text:p text:style-name="P81"><text:span text:style-name="T52"><text:s text:c="8"/>// Garantindo que tudo funcionou conforme o esperado</text:span></text:p>
      <text:p text:style-name="P81"><text:soft-page-break/><text:span text:style-name="T52"><text:s text:c="8"/>$this-&gt;assertInstanceOf($this-&gt;entity, $registeredUser);</text:span></text:p>
      <text:p text:style-name="P81"><text:span text:style-name="T52"><text:s text:c="8"/>$this-&gt;assertEquals($userData['name'], $registeredUser-&gt;getName());</text:span></text:p>
      <text:p text:style-name="P81"><text:span text:style-name="T52"><text:s text:c="4"/>}</text:span></text:p>
      <text:p text:style-name="P74"><text:span text:style-name="T32"/></text:p>
      <text:p text:style-name="P75"><text:span text:style-name="T33"/></text:p>
      <text:p text:style-name="P78"><text:span text:style-name="T38">Se rodarmos o comando </text:span><text:span text:style-name="T119">./vendor/bin/phpunit -c tests/phpunit.xml</text:span><text:span text:style-name="T38"> da raiz de nosso projeto deveremos ver o seguinte erro: “</text:span><text:span text:style-name="T39">PHP Fatal error: <text:s/>Class 'Tableless\Entity\User ...'</text:span><text:span text:style-name="T38">” </text:span><text:span text:style-name="T39">isto porque ainda não existe a entidade </text:span><text:span text:style-name="T157">User</text:span><text:span text:style-name="T39"> pois realizamos o primeiro passo do TDD, o “Red”. Em seguida realizaremos o passo “Green” que consiste em criarmos o código que faça o teste passar e por último o passo “Refactor” que é onde faremos algumas melhorias no código. </text:span><text:span text:style-name="T194">No código </text:span><text:span text:style-name="T195">exemplo não existirá duplicidade e/ou partes inconsistentes com isso o Refactor praticamente nem se aplica, </text:span><text:span text:style-name="T196">apenas algumas pequenas melhorias, nada mais</text:span><text:span text:style-name="T195">.</text:span></text:p>
      <text:p text:style-name="P78"><text:span text:style-name="T39"/></text:p>
      <text:p text:style-name="P79"><text:span text:style-name="T41">Crie na pasta </text:span><text:span text:style-name="T158">src</text:span><text:span text:style-name="T41"> (não em tests/src) uma pasta chamada </text:span><text:span text:style-name="T158">Entity</text:span><text:span text:style-name="T41"> e dentro dela um arquivo chamado </text:span><text:span text:style-name="T158">User.php</text:span><text:span text:style-name="T41">. </text:span><text:span text:style-name="T40">Eis a estrutura da entidade </text:span><text:span text:style-name="T159">User</text:span><text:span text:style-name="T40">.</text:span></text:p>
      <text:p text:style-name="P79"><text:span text:style-name="T40"/></text:p>
      <text:p text:style-name="P82"><text:span text:style-name="T60">&lt;?php</text:span></text:p>
      <text:p text:style-name="P82"><text:span text:style-name="T60"/></text:p>
      <text:p text:style-name="P82"><text:span text:style-name="T60">namespace tableless\Entity;</text:span></text:p>
      <text:p text:style-name="P82"><text:span text:style-name="T60"/></text:p>
      <text:p text:style-name="P82"><text:span text:style-name="T60">use Doctrine\ORM\Mapping as ORM;</text:span></text:p>
      <text:p text:style-name="P82"><text:span text:style-name="T60">use Zend\Stdlib\Hydrator;</text:span></text:p>
      <text:p text:style-name="P82"><text:span text:style-name="T60"/></text:p>
      <text:p text:style-name="P82"><text:span text:style-name="T60">/**</text:span></text:p>
      <text:p text:style-name="P82"><text:span text:style-name="T60"><text:s/>* @ORM\Entity</text:span></text:p>
      <text:p text:style-name="P82"><text:span text:style-name="T60"><text:s/>* @ORM\Table(name="users")</text:span></text:p>
      <text:p text:style-name="P82"><text:span text:style-name="T60"><text:s/>*/</text:span></text:p>
      <text:p text:style-name="P82"><text:span text:style-name="T60">class User</text:span></text:p>
      <text:p text:style-name="P82"><text:span text:style-name="T60">{</text:span></text:p>
      <text:p text:style-name="P82"><text:span text:style-name="T60"/></text:p>
      <text:p text:style-name="P82"><text:span text:style-name="T60"><text:s text:c="4"/>/**</text:span></text:p>
      <text:p text:style-name="P82"><text:span text:style-name="T60"><text:s text:c="5"/>* @ORM\Id @ORM\Column(type="integer")</text:span></text:p>
      <text:p text:style-name="P82"><text:span text:style-name="T60"><text:s text:c="5"/>* @ORM\GeneratedValue</text:span></text:p>
      <text:p text:style-name="P82"><text:span text:style-name="T60"><text:s text:c="5"/>* @var integer</text:span></text:p>
      <text:p text:style-name="P82"><text:span text:style-name="T60"><text:s text:c="5"/>*<text:tab/></text:span><text:bookmark-start text:name="__DdeLink__244_1926622774"/><text:span text:style-name="T197">O </text:span><text:span text:style-name="T198">G</text:span><text:span text:style-name="T197">enerated</text:span><text:span text:style-name="T198">V</text:span><text:span text:style-name="T197">alue </text:span><text:span text:style-name="T198">indica que este campo será um auto_increment</text:span><text:bookmark-end text:name="__DdeLink__244_1926622774"/></text:p>
      <text:p text:style-name="P82"><text:span text:style-name="T60"><text:s text:c="5"/>*/</text:span></text:p>
      <text:p text:style-name="P82"><text:span text:style-name="T60"><text:s text:c="4"/>protected $id;</text:span></text:p>
      <text:p text:style-name="P82"><text:span text:style-name="T60"/></text:p>
      <text:p text:style-name="P82"><text:span text:style-name="T60"><text:s text:c="4"/>/**</text:span></text:p>
      <text:p text:style-name="P82"><text:span text:style-name="T60"><text:s text:c="5"/>* @ORM\Column(type="string", length=255)</text:span></text:p>
      <text:p text:style-name="P82"><text:span text:style-name="T60"><text:s text:c="5"/>*</text:span></text:p>
      <text:p text:style-name="P82"><text:span text:style-name="T60"><text:s text:c="5"/>* @var string</text:span></text:p>
      <text:p text:style-name="P82"><text:span text:style-name="T60"><text:s text:c="5"/>*/</text:span></text:p>
      <text:p text:style-name="P82"><text:span text:style-name="T60"><text:s text:c="4"/>private $name;</text:span></text:p>
      <text:p text:style-name="P82"><text:span text:style-name="T60"/></text:p>
      <text:p text:style-name="P82"><text:span text:style-name="T60"><text:s text:c="4"/>/**</text:span></text:p>
      <text:p text:style-name="P82"><text:span text:style-name="T60"><text:s text:c="5"/>* @ORM\Column(type="string", length=255, nullable=false)</text:span></text:p>
      <text:p text:style-name="P82"><text:span text:style-name="T60"><text:s text:c="5"/>*</text:span></text:p>
      <text:p text:style-name="P82"><text:span text:style-name="T60"><text:s text:c="5"/>* @var string</text:span></text:p>
      <text:p text:style-name="P82"><text:span text:style-name="T60"><text:s text:c="5"/>*/</text:span></text:p>
      <text:p text:style-name="P82"><text:span text:style-name="T60"><text:s text:c="4"/>private $email;</text:span></text:p>
      <text:p text:style-name="P82"><text:soft-page-break/><text:span text:style-name="T60"><text:s text:c="4"/></text:span></text:p>
      <text:p text:style-name="P83"><text:span text:style-name="T60"><text:s text:c="4"/>/</text:span><text:span text:style-name="T64">**</text:span></text:p>
      <text:p text:style-name="P83"><text:span text:style-name="T64"><text:s text:c="5"/>* @ORM\Column(type="text", length=255, nullable=false)</text:span></text:p>
      <text:p text:style-name="P83"><text:span text:style-name="T64"><text:s text:c="5"/>*</text:span></text:p>
      <text:p text:style-name="P83"><text:span text:style-name="T64"><text:s text:c="5"/>* @var string</text:span></text:p>
      <text:p text:style-name="P83"><text:span text:style-name="T64"><text:s text:c="5"/>*/</text:span></text:p>
      <text:p text:style-name="P82"><text:span text:style-name="T60"><text:s text:c="4"/>private $password;</text:span></text:p>
      <text:p text:style-name="P82"><text:span text:style-name="T60"><text:s text:c="4"/></text:span></text:p>
      <text:p text:style-name="P82"><text:span text:style-name="T60"><text:s text:c="4"/></text:span></text:p>
      <text:p text:style-name="P82"><text:span text:style-name="T60"><text:s text:c="4"/>/**</text:span></text:p>
      <text:p text:style-name="P82"><text:span text:style-name="T60"><text:s text:c="5"/>* @ORM\Column(type="text")</text:span></text:p>
      <text:p text:style-name="P82"><text:span text:style-name="T60"><text:s text:c="5"/>* @var string</text:span></text:p>
      <text:p text:style-name="P82"><text:span text:style-name="T60"><text:s text:c="5"/>*/</text:span></text:p>
      <text:p text:style-name="P82"><text:span text:style-name="T60"><text:s text:c="4"/>protected $salt;</text:span></text:p>
      <text:p text:style-name="P82"><text:span text:style-name="T60"/></text:p>
      <text:p text:style-name="P82"><text:span text:style-name="T60"><text:s text:c="4"/>/**</text:span></text:p>
      <text:p text:style-name="P82"><text:span text:style-name="T60"><text:s text:c="5"/>* @ORM\Column(name="profile_pic", type="string", length=255, nullable=true)</text:span></text:p>
      <text:p text:style-name="P82"><text:span text:style-name="T60"><text:s text:c="5"/>*</text:span></text:p>
      <text:p text:style-name="P82"><text:span text:style-name="T60"><text:s text:c="5"/>* @var string</text:span></text:p>
      <text:p text:style-name="P82"><text:span text:style-name="T60"><text:s text:c="5"/>*/</text:span></text:p>
      <text:p text:style-name="P82"><text:span text:style-name="T60"><text:s text:c="4"/>private $profilePic;</text:span></text:p>
      <text:p text:style-name="P82"><text:span text:style-name="T60"/></text:p>
      <text:p text:style-name="P82"><text:span text:style-name="T60"><text:s text:c="4"/></text:span></text:p>
      <text:p text:style-name="P82"><text:span text:style-name="T60"><text:s text:c="4"/>public function getId()</text:span></text:p>
      <text:p text:style-name="P82"><text:span text:style-name="T60"><text:s text:c="4"/>{</text:span></text:p>
      <text:p text:style-name="P82"><text:span text:style-name="T60"><text:s text:c="8"/>return $this-&gt;id;</text:span></text:p>
      <text:p text:style-name="P82"><text:span text:style-name="T60"><text:s text:c="4"/>}</text:span></text:p>
      <text:p text:style-name="P82"><text:span text:style-name="T60"/></text:p>
      <text:p text:style-name="P82"><text:span text:style-name="T60"><text:s text:c="4"/>public function getName()</text:span></text:p>
      <text:p text:style-name="P82"><text:span text:style-name="T60"><text:s text:c="4"/>{</text:span></text:p>
      <text:p text:style-name="P82"><text:span text:style-name="T60"><text:s text:c="8"/>return $this-&gt;name;</text:span></text:p>
      <text:p text:style-name="P82"><text:span text:style-name="T60"><text:s text:c="4"/>}</text:span></text:p>
      <text:p text:style-name="P82"><text:span text:style-name="T60"/></text:p>
      <text:p text:style-name="P82"><text:span text:style-name="T60"><text:s text:c="4"/>public function getEmail()</text:span></text:p>
      <text:p text:style-name="P82"><text:span text:style-name="T60"><text:s text:c="4"/>{</text:span></text:p>
      <text:p text:style-name="P82"><text:span text:style-name="T60"><text:s text:c="8"/>return $this-&gt;email;</text:span></text:p>
      <text:p text:style-name="P82"><text:span text:style-name="T60"><text:s text:c="4"/>}</text:span></text:p>
      <text:p text:style-name="P82"><text:span text:style-name="T60"><text:s text:c="4"/></text:span></text:p>
      <text:p text:style-name="P82"><text:span text:style-name="T60"><text:s text:c="4"/>public function getPassword()</text:span></text:p>
      <text:p text:style-name="P82"><text:span text:style-name="T60"><text:s text:c="4"/>{</text:span></text:p>
      <text:p text:style-name="P82"><text:span text:style-name="T60"><text:s text:c="8"/>return $this-&gt;password;</text:span></text:p>
      <text:p text:style-name="P82"><text:span text:style-name="T60"><text:s text:c="4"/>}</text:span></text:p>
      <text:p text:style-name="P82"><text:span text:style-name="T60"><text:s text:c="4"/></text:span></text:p>
      <text:p text:style-name="P82"><text:span text:style-name="T60"><text:s text:c="4"/>public function getSalt()</text:span></text:p>
      <text:p text:style-name="P82"><text:span text:style-name="T60"><text:s text:c="4"/>{</text:span></text:p>
      <text:p text:style-name="P82"><text:span text:style-name="T60"><text:s text:c="8"/>return $this-&gt;salt;</text:span></text:p>
      <text:p text:style-name="P82"><text:span text:style-name="T60"><text:s text:c="4"/>}</text:span></text:p>
      <text:p text:style-name="P82"><text:span text:style-name="T60"/></text:p>
      <text:p text:style-name="P82"><text:span text:style-name="T60"><text:s text:c="4"/>public function getProfilePic()</text:span></text:p>
      <text:p text:style-name="P82"><text:span text:style-name="T60"><text:s text:c="4"/>{</text:span></text:p>
      <text:p text:style-name="P82"><text:span text:style-name="T60"><text:s text:c="8"/>return $this-&gt;profilePic;</text:span></text:p>
      <text:p text:style-name="P82"><text:span text:style-name="T60"><text:s text:c="4"/>}</text:span></text:p>
      <text:p text:style-name="P82"><text:soft-page-break/><text:span text:style-name="T60"/></text:p>
      <text:p text:style-name="P82"><text:span text:style-name="T60"><text:s text:c="4"/>public function setId($id)</text:span></text:p>
      <text:p text:style-name="P82"><text:span text:style-name="T60"><text:s text:c="4"/>{</text:span></text:p>
      <text:p text:style-name="P82"><text:span text:style-name="T60"><text:s text:c="8"/>$this-&gt;id = $id;</text:span></text:p>
      <text:p text:style-name="P82"><text:span text:style-name="T60"><text:s text:c="8"/>return $this;</text:span></text:p>
      <text:p text:style-name="P82"><text:span text:style-name="T60"><text:s text:c="4"/>}</text:span></text:p>
      <text:p text:style-name="P82"><text:span text:style-name="T60"/></text:p>
      <text:p text:style-name="P82"><text:span text:style-name="T60"><text:s text:c="4"/>public function setName($name)</text:span></text:p>
      <text:p text:style-name="P82"><text:span text:style-name="T60"><text:s text:c="4"/>{</text:span></text:p>
      <text:p text:style-name="P82"><text:span text:style-name="T60"><text:s text:c="8"/>$this-&gt;name = $name;</text:span></text:p>
      <text:p text:style-name="P82"><text:span text:style-name="T60"><text:s text:c="8"/>return $this;</text:span></text:p>
      <text:p text:style-name="P82"><text:span text:style-name="T60"><text:s text:c="4"/>}</text:span></text:p>
      <text:p text:style-name="P82"><text:span text:style-name="T60"/></text:p>
      <text:p text:style-name="P82"><text:span text:style-name="T60"><text:s text:c="4"/>public function setEmail($email)</text:span></text:p>
      <text:p text:style-name="P82"><text:span text:style-name="T60"><text:s text:c="4"/>{</text:span></text:p>
      <text:p text:style-name="P82"><text:span text:style-name="T60"><text:s text:c="8"/>$this-&gt;email = $email;</text:span></text:p>
      <text:p text:style-name="P82"><text:span text:style-name="T60"><text:s text:c="8"/>return $this;</text:span></text:p>
      <text:p text:style-name="P82"><text:span text:style-name="T60"><text:s text:c="4"/>}</text:span></text:p>
      <text:p text:style-name="P82"><text:span text:style-name="T60"><text:s text:c="4"/></text:span></text:p>
      <text:p text:style-name="P82"><text:span text:style-name="T60"><text:s text:c="4"/>public function setPassword( $password )</text:span></text:p>
      <text:p text:style-name="P82"><text:span text:style-name="T60"><text:s text:c="4"/>{</text:span></text:p>
      <text:p text:style-name="P82"><text:span text:style-name="T60"><text:s text:c="8"/>$this-&gt;password = $password;</text:span></text:p>
      <text:p text:style-name="P82"><text:span text:style-name="T60"><text:s text:c="8"/>return $this;</text:span></text:p>
      <text:p text:style-name="P82"><text:span text:style-name="T60"><text:s text:c="4"/>}</text:span></text:p>
      <text:p text:style-name="P82"><text:span text:style-name="T60"><text:s text:c="4"/></text:span></text:p>
      <text:p text:style-name="P82"><text:span text:style-name="T60"><text:s text:c="4"/>public function setSalt($salt)</text:span></text:p>
      <text:p text:style-name="P82"><text:span text:style-name="T60"><text:s text:c="4"/>{</text:span></text:p>
      <text:p text:style-name="P82"><text:span text:style-name="T60"><text:s text:c="8"/>$this-&gt;salt = $salt;</text:span></text:p>
      <text:p text:style-name="P82"><text:span text:style-name="T60"><text:s text:c="8"/>return $this;</text:span></text:p>
      <text:p text:style-name="P82"><text:span text:style-name="T60"><text:s text:c="4"/>}</text:span></text:p>
      <text:p text:style-name="P82"><text:span text:style-name="T60"/></text:p>
      <text:p text:style-name="P82"><text:span text:style-name="T60"><text:s text:c="4"/>public function setProfilePic($profilePic)</text:span></text:p>
      <text:p text:style-name="P82"><text:span text:style-name="T60"><text:s text:c="4"/>{</text:span></text:p>
      <text:p text:style-name="P82"><text:span text:style-name="T60"><text:s text:c="8"/>$this-&gt;profilePic = $profilePic;</text:span></text:p>
      <text:p text:style-name="P82"><text:span text:style-name="T60"><text:s text:c="8"/>return $this;</text:span></text:p>
      <text:p text:style-name="P82"><text:span text:style-name="T60"><text:s text:c="4"/>}</text:span></text:p>
      <text:p text:style-name="P82"><text:span text:style-name="T60"/></text:p>
      <text:p text:style-name="P82"><text:span text:style-name="T60"><text:s text:c="4"/>/**</text:span></text:p>
      <text:p text:style-name="P82"><text:span text:style-name="T60"><text:s text:c="5"/>* </text:span></text:p>
      <text:p text:style-name="P82"><text:span text:style-name="T60"><text:s text:c="5"/>* @param array $data</text:span></text:p>
      <text:p text:style-name="P82"><text:span text:style-name="T60"><text:s text:c="5"/>*/</text:span></text:p>
      <text:p text:style-name="P82"><text:span text:style-name="T60"><text:s text:c="4"/>public function __construct($data = array())</text:span></text:p>
      <text:p text:style-name="P82"><text:span text:style-name="T60"><text:s text:c="4"/>{</text:span></text:p>
      <text:p text:style-name="P82"><text:span text:style-name="T60"><text:s text:c="8"/>/*</text:span></text:p>
      <text:p text:style-name="P82"><text:span text:style-name="T60"><text:s text:c="9"/>* Utilizando o Hydrator do Zend Framework</text:span></text:p>
      <text:p text:style-name="P82"><text:span text:style-name="T60"><text:s text:c="9"/>* </text:span></text:p>
      <text:p text:style-name="P82"><text:span text:style-name="T60"><text:s text:c="9"/>* Esta ferramenta é responsável por transformar, neste caso, </text:span></text:p>
      <text:p text:style-name="P82"><text:span text:style-name="T60"><text:s text:c="9"/>* um array em valores dos atributos do objeto User.</text:span></text:p>
      <text:p text:style-name="P82"><text:span text:style-name="T60"><text:s text:c="9"/>*/</text:span></text:p>
      <text:p text:style-name="P82"><text:span text:style-name="T60"><text:s text:c="8"/>$hydrator = new Hydrator\ClassMethods();</text:span></text:p>
      <text:p text:style-name="P82"><text:span text:style-name="T60"><text:s text:c="8"/>$hydrator-&gt;hydrate($data, $this);</text:span></text:p>
      <text:p text:style-name="P82"><text:span text:style-name="T60"><text:s text:c="8"/></text:span></text:p>
      <text:p text:style-name="P82"><text:soft-page-break/><text:span text:style-name="T60"><text:s text:c="8"/>// Definindo o salt para o hash de senha</text:span></text:p>
      <text:p text:style-name="P84"><text:span text:style-name="T60"><text:s text:c="8"/></text:span><text:span text:style-name="T95">$this-&gt;setSalt(base64_encode(Rand::getBytes(8, true)));</text:span></text:p>
      <text:p text:style-name="P82"><text:span text:style-name="T60"><text:s text:c="8"/></text:span></text:p>
      <text:p text:style-name="P82"><text:span text:style-name="T60"><text:s text:c="4"/>}</text:span></text:p>
      <text:p text:style-name="P82"><text:span text:style-name="T60"><text:s text:c="4"/></text:span></text:p>
      <text:p text:style-name="P82"><text:span text:style-name="T60">}</text:span></text:p>
      <text:p text:style-name="P14"/>
      <text:p text:style-name="P14"/>
      <text:p text:style-name="P15"><text:span text:style-name="T42">Perceba que </text:span><text:span text:style-name="T43">exi</text:span><text:span text:style-name="T53">s</text:span><text:span text:style-name="T43">tem</text:span><text:span text:style-name="T42"> comentários acima de cada um dos atributos da classe. Isto se dá por estarmos utilizando o Annotations do Doctrine para que </text:span><text:span text:style-name="T199">os mesmos</text:span><text:span text:style-name="T42"> sejam lid</text:span><text:span text:style-name="T199">o</text:span><text:span text:style-name="T42">s e mapead</text:span><text:span text:style-name="T200">o</text:span><text:span text:style-name="T42">s no banco de dados. Em outras palavras, o Doctrine lê a anotação e cria a estrutura da tabela conforme as definições nos comentários. Há a possibilidade de realizar tais definições via xml e também via yaml o que não veremos neste artigo.</text:span></text:p>
      <text:p text:style-name="P15"><text:span text:style-name="T42"/></text:p>
      <text:p text:style-name="P16"><text:span text:style-name="T44">Agora se rodarmos noss</text:span><text:span text:style-name="T47">o</text:span><text:span text:style-name="T44"> teste novamente </text:span><text:span text:style-name="T47">o mesmo passará. </text:span><text:span text:style-name="T54">Ou seja, já temos um código minimamente testado com um início de noção de persistência de dados, veremos uma pequena melhora no código agora e em seguida algumas configurações para a execução dos testes.</text:span></text:p>
      <text:p text:style-name="P16"><text:span text:style-name="T54"/></text:p>
      <text:p text:style-name="P105"><text:span text:style-name="T47">./</text:span><text:span text:style-name="T48">vendor/bin/phpunit -c tests/phpunit.xml</text:span></text:p>
      <text:p text:style-name="P19"><text:span text:style-name="T49">[imagem 08]</text:span></text:p>
      <text:p text:style-name="P16"><text:span text:style-name="T44"/></text:p>
      <text:p text:style-name="P16"><text:span text:style-name="T44"/></text:p>
      <text:p text:style-name="P106"><text:span text:style-name="T55">Definindo hash para senha</text:span></text:p>
      <text:p text:style-name="P20"><text:span text:style-name="T55"/></text:p>
      <text:p text:style-name="P24"><text:span text:style-name="T61">Primeiramente no teste adicionaremos uma asserção de que a senha do usuário registrado não é igual a senha que definimos, em string pura. </text:span><text:span text:style-name="T62">Com isso nosso teste fica desta forma:</text:span></text:p>
      <text:p text:style-name="P24"><text:span text:style-name="T62"/></text:p>
      <text:p text:style-name="P25"><text:span text:style-name="T62">public function testIfIsSavingAsExpected()</text:span></text:p>
      <text:p text:style-name="P25"><text:span text:style-name="T62"><text:s text:c="4"/>{</text:span></text:p>
      <text:p text:style-name="P25"><text:span text:style-name="T62"><text:s text:c="8"/>// Criando os dados necessários para salvar o usuário</text:span></text:p>
      <text:p text:style-name="P25"><text:span text:style-name="T62"><text:s text:c="8"/>$userData = array(</text:span></text:p>
      <text:p text:style-name="P50"><text:span text:style-name="T62"><text:tab/> <text:s/></text:span><text:span text:style-name="T96">'id' =&gt; 1,</text:span></text:p>
      <text:p text:style-name="P25"><text:span text:style-name="T62"><text:s text:c="12"/>'name' =&gt; 'Nome do usuário',</text:span></text:p>
      <text:p text:style-name="P25"><text:span text:style-name="T62"><text:s text:c="12"/>'email' =&gt; 'usuario@dominio.com',</text:span></text:p>
      <text:p text:style-name="P25"><text:span text:style-name="T62"><text:s text:c="12"/>'password' =&gt; 'xpto',</text:span></text:p>
      <text:p text:style-name="P25"><text:span text:style-name="T62"><text:s text:c="12"/>'profilePic' =&gt; 'image.png'</text:span></text:p>
      <text:p text:style-name="P25"><text:span text:style-name="T62"><text:s text:c="8"/>);</text:span></text:p>
      <text:p text:style-name="P25"><text:span text:style-name="T62"><text:s text:c="8"/></text:span></text:p>
      <text:p text:style-name="P25"><text:span text:style-name="T62"><text:s text:c="8"/>// Instanciando a entidade usuário definindo todos os atributos à ela</text:span></text:p>
      <text:p text:style-name="P25"><text:span text:style-name="T62"><text:s text:c="8"/>$user = new User( $userData );</text:span></text:p>
      <text:p text:style-name="P25"><text:span text:style-name="T62"><text:s text:c="8"/></text:span></text:p>
      <text:p text:style-name="P25"><text:span text:style-name="T62"><text:s text:c="8"/>// salvando o usuário no banco de dados</text:span></text:p>
      <text:p text:style-name="P25"><text:span text:style-name="T62"><text:s text:c="8"/>$this-&gt;getEntityManager()-&gt;persist( $user );</text:span></text:p>
      <text:p text:style-name="P25"><text:span text:style-name="T62"><text:s text:c="8"/>$this-&gt;getEntityManager()-&gt;flush();</text:span></text:p>
      <text:p text:style-name="P25"><text:span text:style-name="T62"><text:s text:c="8"/></text:span></text:p>
      <text:p text:style-name="P25"><text:span text:style-name="T62"><text:s text:c="8"/>// Obtendo o usuário salvo (como estamos em ambiente de testes sempre o ID será 1)</text:span></text:p>
      <text:p text:style-name="P25"><text:span text:style-name="T62"><text:s text:c="8"/>$registeredUser = $this-&gt;getEntityManager()-&gt;find($this-&gt;entity, 1);</text:span></text:p>
      <text:p text:style-name="P25"><text:span text:style-name="T62"><text:s text:c="8"/></text:span></text:p>
      <text:p text:style-name="P25"><text:span text:style-name="T62"><text:s text:c="8"/>// Garantindo que tudo funcionou conforme o esperado</text:span></text:p>
      <text:p text:style-name="P25"><text:soft-page-break/><text:span text:style-name="T62"><text:s text:c="8"/>$this-&gt;assertInstanceOf($this-&gt;entity, $registeredUser);</text:span></text:p>
      <text:p text:style-name="P25"><text:span text:style-name="T62"><text:s text:c="8"/>$this-&gt;assertEquals($userData['name'], $registeredUser-&gt;getName());</text:span></text:p>
      <text:p text:style-name="P25"><text:span text:style-name="T62"><text:s text:c="8"/></text:span></text:p>
      <text:p text:style-name="P25"><text:span text:style-name="T62"><text:s text:c="8"/>// verificando se hash de senha funcionou</text:span></text:p>
      <text:p text:style-name="P25"><text:span text:style-name="T62"><text:s text:c="8"/>$this-&gt;assertNotEquals($userData['password'], $registeredUser-&gt;getPassword());</text:span></text:p>
      <text:p text:style-name="P25"><text:span text:style-name="T62"><text:s text:c="4"/>}</text:span></text:p>
      <text:p text:style-name="P25"><text:span text:style-name="T62"/></text:p>
      <text:p text:style-name="P26"><text:span text:style-name="T63">ao rodarmos o teste o mesmo deve quebrar pois ainda não criamos um hash para a senha, desta forma a senha fornecida está em string pura no banco de dados.</text:span></text:p>
      <text:p text:style-name="P26"><text:span text:style-name="T63"/></text:p>
      <text:p text:style-name="P107"><text:bookmark-start text:name="__DdeLink__233_1926622774"/><text:span text:style-name="T63">./vendor/bin/phpunit -c tests/phpunit.xml</text:span><text:bookmark-end text:name="__DdeLink__233_1926622774"/></text:p>
      <text:p text:style-name="P26"><text:span text:style-name="T63">[imagem 0</text:span><text:span text:style-name="T65">9</text:span><text:span text:style-name="T63">]</text:span></text:p>
      <text:p text:style-name="P24"><text:span text:style-name="T61"/></text:p>
      <text:p text:style-name="P27"><text:span text:style-name="T66">Agora, n</text:span><text:span text:style-name="T56">a classe Tableless\Entity\User usaremos as seguintes classes </text:span><text:span text:style-name="T67">do Zend</text:span><text:span text:style-name="T56">:</text:span></text:p>
      <text:p text:style-name="P27"><text:span text:style-name="T56"/></text:p>
      <text:p text:style-name="P22"><text:bookmark-start text:name="__DdeLink__235_1926622774"/><text:span text:style-name="T57">use Zend\Math\Rand;</text:span></text:p>
      <text:p text:style-name="P22"><text:span text:style-name="T57">use Zend\Crypt\Key\Derivation\Pbkdf2;</text:span><text:bookmark-end text:name="__DdeLink__235_1926622774"/></text:p>
      <text:p text:style-name="P21"/>
      <text:p text:style-name="P21"/>
      <text:p text:style-name="P23"><text:span text:style-name="T59">em setPassword deixaremos </text:span><text:span text:style-name="T201">adicionaremos a chamada ao método</text:span><text:span text:style-name="T59"> </text:span><text:span text:style-name="T201">encryptPassword</text:span></text:p>
      <text:p text:style-name="P23"><text:span text:style-name="T59"/></text:p>
      <text:p text:style-name="P23"><text:span text:style-name="T59">public function setPassword( $password )</text:span></text:p>
      <text:p text:style-name="P23"><text:span text:style-name="T59">{</text:span></text:p>
      <text:p text:style-name="P23"><text:span text:style-name="T59"><text:tab/>$this-&gt;password = $this-&gt;encryptPassword($password);</text:span></text:p>
      <text:p text:style-name="P23"><text:span text:style-name="T59"><text:tab/>rerturn $this;</text:span></text:p>
      <text:p text:style-name="P23"><text:span text:style-name="T59">}</text:span></text:p>
      <text:p text:style-name="P23"><text:span text:style-name="T59"/></text:p>
      <text:p text:style-name="P23"><text:span text:style-name="T59">e criaremos o método encryptPassword.</text:span></text:p>
      <text:p text:style-name="P23"><text:span text:style-name="T59"/></text:p>
      <text:p text:style-name="P28"><text:span text:style-name="T68">public function encryptPassword($password)</text:span></text:p>
      <text:p text:style-name="P28"><text:span text:style-name="T68">{</text:span></text:p>
      <text:p text:style-name="P28"><text:span text:style-name="T68"><text:s text:c="8"/>return base64_encode(Pbkdf2::calc('sha256', $password, $this-&gt;salt, 10000, strlen($password*2)));</text:span></text:p>
      <text:p text:style-name="P28"><text:span text:style-name="T68">}</text:span></text:p>
      <text:p text:style-name="P16"><text:span text:style-name="T44"/></text:p>
      <text:p text:style-name="P16"><text:span text:style-name="T44"/></text:p>
      <text:p text:style-name="P29"><text:span text:style-name="T69">agora rodando </text:span><text:span text:style-name="T121">./vendor/bin/phpunit -c tests/phpunit.xml</text:span><text:span text:style-name="T69"> o teste passa novamente.</text:span></text:p>
      <text:p text:style-name="P29"><text:span text:style-name="T69">[imagem 10]</text:span></text:p>
      <text:p text:style-name="P29"><text:span text:style-name="T69"/></text:p>
      <text:p text:style-name="P29"><text:span text:style-name="T69"/></text:p>
      <text:p text:style-name="P108"><text:span text:style-name="T70">Algumas configurações avançadas</text:span></text:p>
      <text:p text:style-name="P30"><text:span text:style-name="T70"/></text:p>
      <text:p text:style-name="P31"><text:span text:style-name="T71">Através do arquivo </text:span><text:span text:style-name="T160">phpunit.xml</text:span><text:span text:style-name="T71"> podemos definir algumas configurações avançadas para a execução dos testes. Começando pela declaração &lt;phpunit&gt;. Atualmente encontra-se desta forma:</text:span></text:p>
      <text:p text:style-name="P31"><text:span text:style-name="T71"/></text:p>
      <text:p text:style-name="P32"><text:span text:style-name="T72">&lt;phpunit colors="true" bootstrap="bootstrap.php"&gt;</text:span></text:p>
      <text:p text:style-name="P32"><text:span text:style-name="T72"/></text:p>
      <text:p text:style-name="P32"><text:span text:style-name="T72">Isto quer dizer que utilizaremos um arquivo de bootstrap e dizemos qual arquivo é e também que queremos coloração no output. Caso não colors=”true” </text:span><text:span text:style-name="T202">não estivesse presente</text:span><text:span text:style-name="T72"> nossa visão ficaria desta forma.</text:span></text:p>
      <text:p text:style-name="P32"><text:span text:style-name="T72"/></text:p>
      <text:p text:style-name="P32"><text:soft-page-break/><text:span text:style-name="T72">[imagem 11]</text:span></text:p>
      <text:p text:style-name="P32"><text:span text:style-name="T72"/></text:p>
      <text:p text:style-name="P33"><text:span text:style-name="T73">Podemos definir erros e avisos sendo tratados como exceções.</text:span></text:p>
      <text:p text:style-name="P33"><text:span text:style-name="T73">&lt;phpunit</text:span></text:p>
      <text:p text:style-name="P33"><text:span text:style-name="T73"><text:tab/>convertErrorsToExceptions="true"</text:span></text:p>
      <text:p text:style-name="P33"><text:span text:style-name="T73"><text:tab/>convertNoticesToExceptions="true"</text:span></text:p>
      <text:p text:style-name="P33"><text:span text:style-name="T73"><text:tab/>convertWarningsToExceptions="true"</text:span></text:p>
      <text:p text:style-name="P35"><text:span text:style-name="T73"><text:tab/></text:span><text:span text:style-name="T72">colors="true" </text:span></text:p>
      <text:p text:style-name="P35"><text:span text:style-name="T72"><text:tab/>bootstrap="bootstrap.php"</text:span></text:p>
      <text:p text:style-name="P34"><text:span text:style-name="T74">&gt;</text:span></text:p>
      <text:p text:style-name="P34"><text:span text:style-name="T74"/></text:p>
      <text:p text:style-name="P36"><text:span text:style-name="T75">E muitas outras opções. Para conhecer todas as opções de configurações acesse este link [2].</text:span></text:p>
      <text:p text:style-name="P36"><text:span text:style-name="T75"/></text:p>
      <text:p text:style-name="P37"><text:span text:style-name="T77">Certamente que a configuração a seguir é uma que empolga muitos desenvolvedores, logs e coverage. Com logs e coverage você identifica quais testes passaram, quais tiveram exceções, quais não passaram e o mais legal de tudo, o percentual de cobertura de testes que há em seu código de produção. Basicamente ao rodar um teste unitário, ele cobre uma pequena parte de seu código de produção, habilitando coverage você pode verificar quais linhas estão realmente garantidas por testes e quais você ainda tem que trabalhar mais tempo para garantir um mínimo de cobertura necessário para perfeito funcionamento mas principalmente para garantia de evolução de seu software.</text:span></text:p>
      <text:p text:style-name="P37"><text:span text:style-name="T77"/></text:p>
      <text:p text:style-name="P40"><text:span text:style-name="T77">Para criar logs utilizamos a tag logging no arquivo </text:span><text:span text:style-name="T161">phpunit.xml</text:span><text:span text:style-name="T77"> </text:span><text:span text:style-name="T81">logo após o fechamento da tag &lt;/filter&gt;.</text:span></text:p>
      <text:p text:style-name="P37"><text:span text:style-name="T77"/></text:p>
      <text:p text:style-name="P38"><text:bookmark-start text:name="__DdeLink__238_1926622774"/><text:span text:style-name="T78">&lt;logging&gt;</text:span></text:p>
      <text:p text:style-name="P38"><text:span text:style-name="T78"><text:s text:c="8"/>&lt;log type="testdox-text" target="</text:span><text:span text:style-name="T79">data</text:span><text:span text:style-name="T78">/testdox.txt"/&gt;</text:span></text:p>
      <text:p text:style-name="P38"><text:span text:style-name="T78"><text:s/>&lt;/logging&gt;</text:span></text:p>
      <text:p text:style-name="P38"><text:bookmark-end text:name="__DdeLink__238_1926622774"/><text:span text:style-name="T78"/></text:p>
      <text:p text:style-name="P39"><text:span text:style-name="T80">O log acima está gravando em formato de texto um checklist </text:span><text:span text:style-name="T81">dos testes que existem em todas as classes de teste dentro da suite </text:span><text:span text:style-name="T203">de testes</text:span><text:span text:style-name="T81"> marcando com x os que foram executados.</text:span></text:p>
      <text:p text:style-name="P39"><text:span text:style-name="T81"/></text:p>
      <text:p text:style-name="P41"><text:span text:style-name="T82">Rodando </text:span><text:span text:style-name="T122">./vendor/bin/phpunit -c tests/phpunit.xml</text:span><text:span text:style-name="T83"> será criada a pasta </text:span><text:span text:style-name="T162">tests/data</text:span><text:span text:style-name="T83"> contento o arquivo </text:span><text:span text:style-name="T162">testdox.txt </text:span><text:span text:style-name="T173">O nome do arquivo é </text:span><text:span text:style-name="T174">de sua escolha</text:span><text:span text:style-name="T83">.</text:span></text:p>
      <text:p text:style-name="P41"><text:span text:style-name="T83">[imagem 12]</text:span></text:p>
      <text:p text:style-name="P29"><text:span text:style-name="T69"/></text:p>
      <text:p text:style-name="P42"><text:span text:style-name="T84">Também é possível gerar o testdox em formato html, basta alterar testdox-text para testdox-html e testdox.txt para testdox.html mas o mais comum é ser utilizado em formato txt mesmo.</text:span></text:p>
      <text:p text:style-name="P42"><text:span text:style-name="T84"/></text:p>
      <text:p text:style-name="P109"><text:span text:style-name="T85">Agora sim, o mais legal de todos, Coverage em Html!</text:span></text:p>
      <text:p text:style-name="P43"><text:span text:style-name="T85"/></text:p>
      <text:p text:style-name="P44"><text:span text:style-name="T86">Dentro de &lt;logging&gt; adicione uma nova tag chamada &lt;log&gt; </text:span><text:span text:style-name="T87">conforme o exemplo abaixo.</text:span></text:p>
      <text:p text:style-name="P44"><text:span text:style-name="T87"/></text:p>
      <text:p text:style-name="P45"><text:span text:style-name="T87">&lt;log type="coverage-html" target="</text:span><text:span text:style-name="T88">data</text:span><text:span text:style-name="T87">/coverage" charset="UTF-8" yui="true" highlight="true" lowUpperBound="35" highLowerBound="70" /&gt;</text:span></text:p>
      <text:p text:style-name="P45"><text:span text:style-name="T87"/></text:p>
      <text:p text:style-name="P46"><text:span text:style-name="T89">Basicamente estamos definindo que o coverage será em formato html, que o considerado baixo coverage será de 35% e um bom coverage se dará a partir de 70%. </text:span><text:span text:style-name="T90">O highlight serve para destacar as linhas que foram cobertas com verde, não cobertas com vermelho </text:span><text:soft-page-break/><text:span text:style-name="T90">e ignoradas permanecem com a cor padrão. </text:span><text:span text:style-name="T89">Rode o teste novamente.</text:span></text:p>
      <text:p text:style-name="P46"><text:span text:style-name="T89"/></text:p>
      <text:p text:style-name="P47"><text:span text:style-name="T92">Agora no browser entre em seu localhost na pasta do projeto em que está trabalhando. Em seguida entre na pasta </text:span><text:span text:style-name="T163">tests</text:span><text:span text:style-name="T92">, após isto em </text:span><text:span text:style-name="T163">data</text:span><text:span text:style-name="T92"> e por último em coverage. Surpreenda-se!</text:span></text:p>
      <text:p text:style-name="P47"><text:span text:style-name="T92">[imagem 13]</text:span></text:p>
      <text:p text:style-name="P47"><text:span text:style-name="T92"/></text:p>
      <text:p text:style-name="P48"><text:span text:style-name="T93">Navegando pelos arquivos você identificará o que já está bom e o que precisa ser mais testado. Neste nosso caso chegar a 100% é muito fácil, basta lermos todos os dados do usuário.</text:span></text:p>
      <text:p text:style-name="P48"><text:span text:style-name="T93"/></text:p>
      <text:p text:style-name="P49"><text:span text:style-name="T94">No arquivo </text:span><text:span text:style-name="T164">tests/src/Tableless/Entity/UserTest.php</text:span><text:span text:style-name="T94">, dentro do único teste que temos adicione os seguintes asserts:</text:span></text:p>
      <text:p text:style-name="P49"><text:span text:style-name="T94"/></text:p>
      <text:p text:style-name="P51"><text:span text:style-name="T98"><text:s text:c="8"/>$this-&gt;assertEquals(1, $registeredUser-&gt;getId());</text:span></text:p>
      <text:p text:style-name="P51"><text:span text:style-name="T98"><text:s text:c="8"/>$this-&gt;assertEquals('usuario@dominio.com', $registeredUser-&gt;getEmail());</text:span></text:p>
      <text:p text:style-name="P51"><text:span text:style-name="T98"><text:s text:c="8"/>$this-&gt;assertNotNull($registeredUser-&gt;getSalt());</text:span></text:p>
      <text:p text:style-name="P51"><text:span text:style-name="T98"><text:s text:c="8"/>$this-&gt;assertEquals('image.png', $registeredUser-&gt;getProfilePic());</text:span></text:p>
      <text:p text:style-name="P45"><text:span text:style-name="T87"/></text:p>
      <text:p text:style-name="P52"><text:span text:style-name="T99">rode os testes novamente e corra pro abraço!</text:span></text:p>
      <text:p text:style-name="P52"><text:span text:style-name="T99">[imagem 14]</text:span></text:p>
      <text:p text:style-name="P52"><text:span text:style-name="T99"/></text:p>
      <text:p text:style-name="P53"><text:span text:style-name="T100">Este artigo foi apenas um pontapé inicial mas que traz uma clara visão juntamente com os artigos anteriores sobre o tema ([3] [</text:span><text:span text:style-name="T101">1</text:span><text:span text:style-name="T100">]) do que é desenvolver orientado a testes.</text:span></text:p>
      <text:p text:style-name="P16"><text:span text:style-name="T44"/></text:p>
      <text:p text:style-name="P16"><text:span text:style-name="T44"/></text:p>
      <text:p text:style-name="P16"><text:span text:style-name="T44"/></text:p>
      <text:p text:style-name="P110"><text:span text:style-name="T100">Bonus.</text:span></text:p>
      <text:p text:style-name="P53"><text:span text:style-name="T100"/></text:p>
      <text:p text:style-name="P54"><text:span text:style-name="T102">O que fizemos até o momento foi preparar o ambiente de testes e executá-los mas este ambiente ainda não está totalmente pronto para o código de produção pois precisamos de conexão com um banco de dados além de mais uma configuração do Doctrine para que possamos criar o banco de dados a partir de nossas entidades. Ou seja, lembra daquele processo de criar o banco de dados, definir as tabelas e relacionamentos todos antes do código? Com o Doctrine isto não se faz </text:span><text:span text:style-name="T204">mais </text:span><text:span text:style-name="T102">necessário, pode ser feito da forma descrita mas há outra forma bem legal que é uma mão na roda e que mostrarei agora.</text:span></text:p>
      <text:p text:style-name="P54"><text:span text:style-name="T102"/></text:p>
      <text:p text:style-name="P17"><text:span text:style-name="T45">Primeiramente precisamos criar um arquivo de configuração para o cli (Command Line Interface) do Doctrine. </text:span><text:span text:style-name="T46">Na pasta raiz de sua aplicação crie um arquivo chamado </text:span><text:span text:style-name="T165">cli-config.php</text:span><text:span text:style-name="T46"> e cole o seguinte conteúdo:</text:span></text:p>
      <text:p text:style-name="P17"><text:span text:style-name="T46"/></text:p>
      <text:p text:style-name="P18"><text:span text:style-name="T46">require 'bootstrap.php';</text:span></text:p>
      <text:p text:style-name="P18"><text:span text:style-name="T46"/></text:p>
      <text:p text:style-name="P18"><text:span text:style-name="T46">$helperSet = new \Symfony\Component\Console\Helper\HelperSet(array(</text:span></text:p>
      <text:p text:style-name="P18"><text:span text:style-name="T46"><text:s text:c="4"/>'db' =&gt; new \Doctrine\DBAL\Tools\Console\Helper\ConnectionHelper($entityManager-&gt;getConnection()),</text:span></text:p>
      <text:p text:style-name="P18"><text:span text:style-name="T46"><text:s text:c="4"/>'em' =&gt; new \Doctrine\ORM\Tools\Console\Helper\EntityManagerHelper($entityManager)</text:span></text:p>
      <text:p text:style-name="P18"><text:span text:style-name="T46">));</text:span></text:p>
      <text:p text:style-name="P18"><text:span text:style-name="T46">return $helperSet;</text:span></text:p>
      <text:p text:style-name="P18"><text:span text:style-name="T46"/></text:p>
      <text:p text:style-name="P55"><text:soft-page-break/><text:span text:style-name="T103">após a criação deste arquivo podemos rodar o seguinte comando</text:span></text:p>
      <text:p text:style-name="P55"><text:span text:style-name="T103"/></text:p>
      <text:p text:style-name="P111"><text:span text:style-name="T103">./vendor/bin/doctrine</text:span></text:p>
      <text:p text:style-name="P55"><text:span text:style-name="T103"/></text:p>
      <text:p text:style-name="P55"><text:span text:style-name="T106">A</text:span><text:span text:style-name="T103">parecerão várias opções de uso que vão desde checagem de status de conexão, validação das entidades, além de outras funcionalidades. Uma coisa que o doctrine não faz realmente é criar a base de dados pois isto depende de cada base pois Mysql é de um jeito, Postgres é de outro, SQL Server é de outro ainda, </text:span><text:span text:style-name="T104">então esta tarefa ainda é manual.</text:span></text:p>
      <text:p text:style-name="P56"><text:span text:style-name="T104">Para fins didáticos criei uma base chamada tableless_tdd no mysql como definido no arquivo bootstrap.php da raiz do projeto. Você pode alterar o nome se quiser, bem como o próp</text:span><text:span text:style-name="T105">r</text:span><text:span text:style-name="T104">io banco, experimente o Sqlite se quiser.</text:span></text:p>
      <text:p text:style-name="P56"><text:span text:style-name="T104"/></text:p>
      <text:p text:style-name="P57"><text:span text:style-name="T107">[imagem 15]</text:span></text:p>
      <text:p text:style-name="P57"><text:span text:style-name="T107"/></text:p>
      <text:p text:style-name="P61"><text:span text:style-name="T108">Com a base criada rode o comando </text:span><text:span text:style-name="T123">./vendor/bin/doctrine orm:validate-schema</text:span><text:span text:style-name="T108">. Se estiver tudo ok aparecerá algo como a imagem abaixo. Nela informa que o mapeamento das entidades está correto mas o banco ainda não está sincronizado, </text:span><text:span text:style-name="T206">para sincronizar rode o comando </text:span><text:span text:style-name="T124">./vendor/bin/doctrine orm:schema-tool:create</text:span><text:span text:style-name="T206">. Isto lerá todas as entidades contidas em src/Tableless/Entity e criará a estrutura de tabelas a partir delas. </text:span></text:p>
      <text:p text:style-name="P61"><text:span text:style-name="T206"/></text:p>
      <text:p text:style-name="P61"><text:span text:style-name="T108">[imagem 16]</text:span></text:p>
      <text:p text:style-name="P61"><text:span text:style-name="T206"/></text:p>
      <text:p text:style-name="P61"><text:span text:style-name="T207">Atualmente possuímos somente a entidade User que indica que uma tabela users será criada no banco de dados. Após a finalização da execução do comando anterior seu banco de dados já estará com a nova estrutura. </text:span><text:span text:style-name="T208">Ao realizar qualquer alteração na entidade User ou mesmo criar novas entidades você precisará rodar o comando </text:span><text:span text:style-name="T125">./vendor/bin/doctrine orm:schema-tool:update </text:span><text:span text:style-name="T132"><text:s/>com isso aparecerá uma mensagem informando que já há uma estrutura no banco de dados e lhe pede confirmação sobre o que fazer. Você pode </text:span><text:span text:style-name="T133">ignorar, ver as alterações ou forçar se tiver certeza do que está fazendo ou mesmo se já visualizou as alterações que serão realizadas e está ciente de que está tudo certo. </text:span><text:span text:style-name="T134">Basta ler as intruções que o próprio Doctrine fornece que você saberá o que fazer, é muito intuitivo.</text:span></text:p>
      <text:p text:style-name="P58"><text:span text:style-name="T108"/></text:p>
      <text:p text:style-name="P58"><text:span text:style-name="T108"/></text:p>
      <text:p text:style-name="P58"><text:span text:style-name="T205"/></text:p>
      <text:p text:style-name="P112"><text:span text:style-name="T209">Finalizando</text:span></text:p>
      <text:p text:style-name="P112"><text:span text:style-name="T209"/></text:p>
      <text:p text:style-name="P59"><text:span text:style-name="T109">Agora que você já configurou o Doctrine, já conhece como criar testes unitários resta apenas aperfeiçoar a cada dia. Não existe uma receita, tudo requer eménho e dedicação mas que no final quando você ver aquelas barrinhas verdes mostrando 100% de cobertura se sentirá cada vez mais empolgado e com um código mais estável mas o principal, com um código que pode facilmente evoluir.</text:span></text:p>
      <text:p text:style-name="P59"><text:span text:style-name="T109"/></text:p>
      <text:p text:style-name="P14"/>
      <text:p text:style-name="P60"><text:span text:style-name="T167">0 - </text:span><text:a xlink:type="simple" xlink:href="http://phpunit.de/"><text:span text:style-name="T167">http://phpunit.de/</text:span></text:a></text:p>
      <text:p text:style-name="P97"><text:span text:style-name="T10">1 - </text:span><text:a xlink:type="simple" xlink:href="http://tableless.com.br/phpunit-como-iniciar-sem-dores/"><text:span text:style-name="T11">http://tableless.com.br/phpunit-como-iniciar-sem-dores/</text:span></text:a></text:p>
      <text:p text:style-name="P98"><text:span text:style-name="T76">2 - </text:span><text:a xlink:type="simple" xlink:href="http://phpunit.de/manual/3.7/pt_br/appendixes.configuration.html"><text:span text:style-name="T76">http://phpunit.de/manual/3.7/pt_br/appendixes.configuration.html</text:span></text:a></text:p>
      <text:p text:style-name="P99"><text:span text:style-name="T101">3 - </text:span><text:a xlink:type="simple" xlink:href="http://tableless.com.br/tdd-por-que-usar/"><text:span text:style-name="T101">http://tableless.com.br/tdd-por-que-usar/</text:span></text:a></text:p>
      <text:p text:style-name="P100"><text:span text:style-name="T112">4 - </text:span><text:a xlink:type="simple" xlink:href="http://www.doctrine-project.org/"><text:span text:style-name="T112">http://www.doctrine-project.org/</text:span></text:a></text:p>
      <text:p text:style-name="P101"><text:span text:style-name="T113">5 - </text:span><text:a xlink:type="simple" xlink:href="http://pt.wikipedia.org/wiki/Mapeamento_objeto-relacional"><text:span text:style-name="T114">http://pt.wikipedia.org/wiki/Mapeamento_objeto-relacional</text:span></text:a></text:p>
      <text:p text:style-name="P113"><text:span text:style-name="T126">6 - </text:span><text:a xlink:type="simple" xlink:href="http://www.php-fig.org/"><text:span text:style-name="T126">http://www.php-fig.org/</text:span></text:a></text:p>
      <text:p text:style-name="P114"><text:span text:style-name="T126">7 - </text:span><text:a xlink:type="simple" xlink:href="http://www.php-fig.org/psr/psr-0/"><text:span text:style-name="T127">http://www.php-fig.org/psr/psr-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Bitstream Vera Sans Mono" svg:font-family="'Bitstream Vera Sans Mono', 'DejaVu Sans Mono', Monaco, monospace"/>
    <style:font-face style:name="Lohit Hindi2" svg:font-family="'Lohit Hindi'"/>
    <style:font-face style:name="Arial" svg:font-family="Arial" style:font-family-generic="swiss"/>
    <style:font-face style:name="DejaVu Sans Mono" svg:font-family="'DejaVu Sans Mono'" style:font-family-generic="modern" style:font-pitch="fixed"/>
    <style:font-face style:name="Lohit Hindi1"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1"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8T23:28:34</meta:creation-date>
    <dc:date>2014-03-01T16:38:05</dc:date>
    <meta:editing-duration>PT7H8M8S</meta:editing-duration>
    <meta:editing-cycles>290</meta:editing-cycles>
    <meta:generator>LibreOffice/4.0.2.2$Linux_x86 LibreOffice_project/400m0$Build-2</meta:generator>
    <meta:document-statistic meta:table-count="0" meta:image-count="0" meta:object-count="0" meta:page-count="15" meta:paragraph-count="488" meta:word-count="3371" meta:character-count="25717" meta:non-whitespace-character-count="20948"/>
  </office:meta>
</office:document-meta>
</file>